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2.101cm" style:rel-column-width="8604*"/>
    </style:style>
    <style:style style:name="Tabela1.B" style:family="table-column">
      <style:table-column-properties style:column-width="3.207cm" style:rel-column-width="13134*"/>
    </style:style>
    <style:style style:name="Tabela1.C" style:family="table-column">
      <style:table-column-properties style:column-width="10.693cm" style:rel-column-width="43797*"/>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officeooo:rsid="0014890f" officeooo:paragraph-rsid="0014890f" style:text-blinking="false" fo:background-color="transparent"/>
    </style:style>
    <style:style style:name="P4"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1e2275" officeooo:paragraph-rsid="002ba455" style:text-blinking="false" fo:background-color="transparent"/>
    </style:style>
    <style:style style:name="P5"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6"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0c6efe"/>
    </style:style>
    <style:style style:name="P7"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style:style>
    <style:style style:name="P8"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14890f" officeooo:paragraph-rsid="0014890f" style:font-weight-asian="normal" style:font-weight-complex="normal"/>
    </style:style>
    <style:style style:name="P9"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6ef7a" officeooo:paragraph-rsid="0026ef7a" style:font-weight-asian="normal" style:font-weight-complex="normal"/>
    </style:style>
    <style:style style:name="P10"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ab2f9" officeooo:paragraph-rsid="002ba455" style:font-weight-asian="normal" style:font-weight-complex="normal"/>
    </style:style>
    <style:style style:name="P11"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rsid="000c6efe" officeooo:paragraph-rsid="000c6efe"/>
    </style:style>
    <style:style style:name="P12" style:family="paragraph" style:parent-style-name="Footnote">
      <style:text-properties officeooo:rsid="000bf190" officeooo:paragraph-rsid="000bf190"/>
    </style:style>
    <style:style style:name="P13" style:family="paragraph" style:parent-style-name="Footnote">
      <style:text-properties style:font-name="Courier 10 Pitch1" officeooo:rsid="00362732" officeooo:paragraph-rsid="00362732"/>
    </style:style>
    <style:style style:name="P14" style:family="paragraph" style:parent-style-name="Text_20_body">
      <style:text-properties officeooo:rsid="001ca4d0" officeooo:paragraph-rsid="001ca4d0"/>
    </style:style>
    <style:style style:name="P15" style:family="paragraph" style:parent-style-name="Text_20_body">
      <style:paragraph-properties fo:text-align="justify" style:justify-single-word="false"/>
      <style:text-properties officeooo:rsid="001ca4d0" officeooo:paragraph-rsid="001ca4d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weight="normal" officeooo:rsid="001ca4d0" officeooo:paragraph-rsid="002db541" style:font-weight-asian="normal" style:font-weight-complex="normal"/>
    </style:style>
    <style:style style:name="P18" style:family="paragraph" style:parent-style-name="Text_20_body">
      <style:text-properties fo:font-weight="normal" officeooo:rsid="003036af" officeooo:paragraph-rsid="003036af" style:font-weight-asian="normal" style:font-weight-complex="normal"/>
    </style:style>
    <style:style style:name="P19" style:family="paragraph" style:parent-style-name="Text_20_body">
      <style:text-properties fo:font-weight="normal" officeooo:rsid="0030a5ef" officeooo:paragraph-rsid="0030a5ef" style:font-weight-asian="normal" style:font-weight-complex="normal"/>
    </style:style>
    <style:style style:name="P20" style:family="paragraph" style:parent-style-name="Text_20_body">
      <style:text-properties fo:font-weight="normal" officeooo:rsid="0036007f" officeooo:paragraph-rsid="0036007f" style:font-weight-asian="normal" style:font-weight-complex="normal"/>
    </style:style>
    <style:style style:name="P21" style:family="paragraph" style:parent-style-name="Text_20_body">
      <style:text-properties fo:font-weight="normal" officeooo:rsid="00362732" officeooo:paragraph-rsid="003627f6" style:font-weight-asian="normal" style:font-weight-complex="normal"/>
    </style:style>
    <style:style style:name="P22" style:family="paragraph" style:parent-style-name="Text_20_body">
      <style:text-properties fo:font-weight="normal" officeooo:rsid="003c7bea" officeooo:paragraph-rsid="003c7bea" style:font-weight-asian="normal" style:font-weight-complex="normal"/>
    </style:style>
    <style:style style:name="P23" style:family="paragraph" style:parent-style-name="Text_20_body">
      <style:text-properties fo:font-weight="normal" officeooo:rsid="003dcea5" officeooo:paragraph-rsid="003dcea5" style:font-weight-asian="normal"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036007f" officeooo:paragraph-rsid="0036007f" style:font-weight-asian="bold" style:font-weight-complex="bold"/>
    </style:style>
    <style:style style:name="P26" style:family="paragraph" style:parent-style-name="Text_20_body">
      <style:text-properties fo:font-weight="bold" officeooo:rsid="003036af" officeooo:paragraph-rsid="003036af" style:font-weight-asian="bold" style:font-weight-complex="bold"/>
    </style:style>
    <style:style style:name="P27" style:family="paragraph" style:parent-style-name="Text_20_body">
      <style:text-properties fo:font-weight="bold" officeooo:paragraph-rsid="00378656" style:font-weight-asian="bold" style:font-weight-complex="bold"/>
    </style:style>
    <style:style style:name="P28" style:family="paragraph" style:parent-style-name="Text_20_body">
      <style:text-properties fo:font-weight="bold" officeooo:rsid="0041aa71" officeooo:paragraph-rsid="0041aa71" style:font-weight-asian="bold" style:font-weight-complex="bold"/>
    </style:style>
    <style:style style:name="P29" style:family="paragraph" style:parent-style-name="Text_20_body">
      <style:text-properties fo:font-weight="bold" officeooo:rsid="003c7bea" officeooo:paragraph-rsid="003b7f3c" style:font-weight-asian="bold" style:font-weight-complex="bold"/>
    </style:style>
    <style:style style:name="P30" style:family="paragraph" style:parent-style-name="Text_20_body">
      <style:text-properties fo:font-weight="bold" officeooo:rsid="00531b28" officeooo:paragraph-rsid="00531b28" style:font-weight-asian="bold" style:font-weight-complex="bold"/>
    </style:style>
    <style:style style:name="P31" style:family="paragraph" style:parent-style-name="Text_20_body">
      <style:text-properties fo:font-weight="bold" officeooo:rsid="00551a41" officeooo:paragraph-rsid="00551a41" style:font-weight-asian="bold" style:font-weight-complex="bold"/>
    </style:style>
    <style:style style:name="P32" style:family="paragraph" style:parent-style-name="Text_20_body">
      <style:text-properties officeooo:rsid="0035ebe5" officeooo:paragraph-rsid="0035ebe5"/>
    </style:style>
    <style:style style:name="P33" style:family="paragraph" style:parent-style-name="Text_20_body">
      <style:text-properties officeooo:paragraph-rsid="003ef030"/>
    </style:style>
    <style:style style:name="P34" style:family="paragraph" style:parent-style-name="Text_20_body">
      <style:text-properties officeooo:rsid="003ef030" officeooo:paragraph-rsid="003ef030"/>
    </style:style>
    <style:style style:name="P35" style:family="paragraph" style:parent-style-name="Text_20_body">
      <style:text-properties officeooo:rsid="0041aa71" officeooo:paragraph-rsid="0041aa71"/>
    </style:style>
    <style:style style:name="P36" style:family="paragraph" style:parent-style-name="Text_20_body">
      <style:text-properties officeooo:rsid="00434f1d" officeooo:paragraph-rsid="00442c27"/>
    </style:style>
    <style:style style:name="P37" style:family="paragraph" style:parent-style-name="Text_20_body">
      <style:text-properties officeooo:rsid="00442c27" officeooo:paragraph-rsid="00442c27"/>
    </style:style>
    <style:style style:name="P38" style:family="paragraph" style:parent-style-name="Text_20_body">
      <style:text-properties officeooo:rsid="0051c556" officeooo:paragraph-rsid="0051c556"/>
    </style:style>
    <style:style style:name="P39" style:family="paragraph" style:parent-style-name="Text_20_body">
      <style:text-properties officeooo:rsid="00531b28" officeooo:paragraph-rsid="00531b28"/>
    </style:style>
    <style:style style:name="P40" style:family="paragraph" style:parent-style-name="Comando">
      <style:text-properties officeooo:paragraph-rsid="0035ebe5"/>
    </style:style>
    <style:style style:name="P41" style:family="paragraph" style:parent-style-name="Comando">
      <style:text-properties fo:font-weight="normal" officeooo:rsid="0035ebe5" officeooo:paragraph-rsid="0035ebe5" style:font-weight-asian="normal" style:font-weight-complex="normal"/>
    </style:style>
    <style:style style:name="P42" style:family="paragraph" style:parent-style-name="Comando">
      <style:text-properties fo:font-weight="normal" officeooo:rsid="0041aa71" officeooo:paragraph-rsid="0041aa71" style:font-weight-asian="normal" style:font-weight-complex="normal"/>
    </style:style>
    <style:style style:name="P43" style:family="paragraph" style:parent-style-name="Comando">
      <style:text-properties officeooo:paragraph-rsid="003ef030"/>
    </style:style>
    <style:style style:name="P44" style:family="paragraph" style:parent-style-name="Comando">
      <style:text-properties officeooo:rsid="003ef030" officeooo:paragraph-rsid="003ef030"/>
    </style:style>
    <style:style style:name="P45" style:family="paragraph" style:parent-style-name="Comando">
      <style:text-properties officeooo:paragraph-rsid="004c7f8d"/>
    </style:style>
    <style:style style:name="P46" style:family="paragraph" style:parent-style-name="Comando">
      <style:text-properties officeooo:rsid="00505a87" officeooo:paragraph-rsid="00505a87"/>
    </style:style>
    <style:style style:name="P47" style:family="paragraph" style:parent-style-name="Comando">
      <style:text-properties fo:font-weight="bold" style:font-weight-asian="bold" style:font-weight-complex="bold"/>
    </style:style>
    <style:style style:name="P48" style:family="paragraph" style:parent-style-name="Comando">
      <style:text-properties fo:font-weight="bold" officeooo:rsid="004c7f8d" officeooo:paragraph-rsid="004c7f8d" style:font-weight-asian="bold" style:font-weight-complex="bold"/>
    </style:style>
    <style:style style:name="P49" style:family="paragraph" style:parent-style-name="Comando">
      <style:paragraph-properties fo:padding="0.074cm" fo:border-left="none" fo:border-right="none" fo:border-top="none" fo:border-bottom="0.06pt solid #000000" style:join-border="false"/>
      <style:text-properties fo:font-weight="bold" officeooo:rsid="00339395" officeooo:paragraph-rsid="00339395" style:font-weight-asian="bold" style:font-weight-complex="bold"/>
    </style:style>
    <style:style style:name="P50"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P51" style:family="paragraph" style:parent-style-name="Comando">
      <style:paragraph-properties fo:padding="0.074cm" fo:border-left="none" fo:border-right="none" fo:border-top="none" fo:border-bottom="0.06pt solid #000000" style:join-border="false"/>
      <style:text-properties fo:font-weight="bold" officeooo:paragraph-rsid="00378656" style:font-weight-asian="bold" style:font-weight-complex="bold"/>
    </style:style>
    <style:style style:name="P52" style:family="paragraph" style:parent-style-name="Comando">
      <style:paragraph-properties fo:padding="0.074cm" fo:border-left="none" fo:border-right="none" fo:border-top="none" fo:border-bottom="0.06pt solid #000000" style:join-border="false"/>
      <style:text-properties fo:font-weight="bold" officeooo:rsid="003de5fb" style:font-weight-asian="bold" style:font-weight-complex="bold"/>
    </style:style>
    <style:style style:name="P53" style:family="paragraph" style:parent-style-name="Comando">
      <style:paragraph-properties fo:padding="0.074cm" fo:border-left="none" fo:border-right="none" fo:border-top="none" fo:border-bottom="0.06pt solid #000000" style:join-border="false"/>
      <style:text-properties fo:font-weight="bold" officeooo:rsid="003ef030" officeooo:paragraph-rsid="003ef030" style:font-weight-asian="bold" style:font-weight-complex="bold"/>
    </style:style>
    <style:style style:name="P54" style:family="paragraph" style:parent-style-name="Comando">
      <style:paragraph-properties fo:padding="0.074cm" fo:border-left="none" fo:border-right="none" fo:border-top="none" fo:border-bottom="0.06pt solid #000000" style:join-border="false"/>
      <style:text-properties fo:font-weight="bold" officeooo:rsid="004ec822" officeooo:paragraph-rsid="004ec822" style:font-weight-asian="bold" style:font-weight-complex="bold"/>
    </style:style>
    <style:style style:name="P55" style:family="paragraph" style:parent-style-name="Comando">
      <style:paragraph-properties fo:padding="0.074cm" fo:border-left="none" fo:border-right="none" fo:border-top="none" fo:border-bottom="0.06pt solid #000000" style:join-border="false"/>
      <style:text-properties fo:font-weight="bold" officeooo:rsid="00551a41" officeooo:paragraph-rsid="00551a41" style:font-weight-asian="bold" style:font-weight-complex="bold"/>
    </style:style>
    <style:style style:name="P56" style:family="paragraph" style:parent-style-name="Comando">
      <style:paragraph-properties fo:padding="0.074cm" fo:border-left="none" fo:border-right="none" fo:border-top="none" fo:border-bottom="0.06pt solid #000000" style:join-border="false"/>
    </style:style>
    <style:style style:name="P57" style:family="paragraph" style:parent-style-name="Comando">
      <style:paragraph-properties fo:padding="0.074cm" fo:border-left="none" fo:border-right="none" fo:border-top="none" fo:border-bottom="0.06pt solid #000000" style:join-border="false"/>
      <style:text-properties officeooo:rsid="004ec822" officeooo:paragraph-rsid="004ec822"/>
    </style:style>
    <style:style style:name="P58" style:family="paragraph" style:parent-style-name="Table_20_Contents">
      <style:paragraph-properties fo:text-align="justify" style:justify-single-word="false"/>
      <style:text-properties officeooo:rsid="0045266e" officeooo:paragraph-rsid="0045266e"/>
    </style:style>
    <style:style style:name="P59" style:family="paragraph" style:parent-style-name="Table_20_Contents">
      <style:paragraph-properties fo:text-align="justify" style:justify-single-word="false"/>
      <style:text-properties officeooo:rsid="0045266e" officeooo:paragraph-rsid="004877ed"/>
    </style:style>
    <style:style style:name="P60" style:family="paragraph" style:parent-style-name="Table_20_Contents">
      <style:paragraph-properties fo:text-align="center" style:justify-single-word="false"/>
      <style:text-properties fo:font-weight="bold" officeooo:rsid="0045266e" officeooo:paragraph-rsid="0045266e" style:font-weight-asian="bold" style:font-weight-complex="bold"/>
    </style:style>
    <style:style style:name="P61" style:family="paragraph" style:parent-style-name="Table_20_Contents">
      <style:paragraph-properties fo:text-align="center" style:justify-single-word="false"/>
      <style:text-properties fo:font-weight="bold" officeooo:rsid="0046698a" officeooo:paragraph-rsid="0046698a" style:font-weight-asian="bold" style:font-weight-complex="bold"/>
    </style:style>
    <style:style style:name="P62" style:family="paragraph" style:parent-style-name="Table_20_Contents">
      <style:paragraph-properties fo:text-align="justify" style:justify-single-word="false"/>
      <style:text-properties officeooo:rsid="0046698a" officeooo:paragraph-rsid="0046698a"/>
    </style:style>
    <style:style style:name="P63" style:family="paragraph" style:parent-style-name="Table_20_Contents">
      <style:paragraph-properties fo:text-align="center" style:justify-single-word="false"/>
      <style:text-properties style:font-name="Courier 10 Pitch1" fo:font-size="10pt" officeooo:rsid="0045266e" officeooo:paragraph-rsid="0045266e" style:font-size-asian="10pt" style:font-size-complex="10pt"/>
    </style:style>
    <style:style style:name="P64" style:family="paragraph" style:parent-style-name="Table_20_Contents">
      <style:paragraph-properties fo:text-align="center" style:justify-single-word="false"/>
      <style:text-properties style:font-name="Courier 10 Pitch1" fo:font-size="10pt" officeooo:rsid="0046698a" officeooo:paragraph-rsid="0046698a" style:font-size-asian="10pt" style:font-size-complex="10pt"/>
    </style:style>
    <style:style style:name="P65" style:family="paragraph" style:parent-style-name="Table_20_Contents">
      <style:paragraph-properties fo:text-align="center" style:justify-single-word="false"/>
      <style:text-properties style:font-name="Courier 10 Pitch1" fo:font-size="10pt" officeooo:rsid="004877ed" officeooo:paragraph-rsid="004877ed" style:font-size-asian="10pt" style:font-size-complex="10pt"/>
    </style:style>
    <style:style style:name="P66" style:family="paragraph" style:parent-style-name="Table_20_Contents">
      <style:paragraph-properties fo:text-align="center" style:justify-single-word="false"/>
      <style:text-properties style:font-name="Courier 10 Pitch1" fo:font-size="10pt" officeooo:rsid="004ec822" officeooo:paragraph-rsid="004ec822" style:font-size-asian="10pt" style:font-size-complex="10pt"/>
    </style:style>
    <style:style style:name="P67" style:family="paragraph" style:parent-style-name="Table_20_Contents">
      <style:paragraph-properties fo:text-align="justify" style:justify-single-word="false"/>
      <style:text-properties officeooo:rsid="004ec822" officeooo:paragraph-rsid="004ec822"/>
    </style:style>
    <style:style style:name="P68" style:family="paragraph" style:parent-style-name="Text_20_body">
      <style:paragraph-properties fo:margin-left="0cm" fo:margin-right="0cm" fo:text-indent="0cm" style:auto-text-indent="false"/>
      <style:text-properties fo:font-weight="normal" officeooo:rsid="004ec822" officeooo:paragraph-rsid="004ec822" style:font-weight-asian="normal" style:font-weight-complex="normal"/>
    </style:style>
    <style:style style:name="P69" style:family="paragraph" style:parent-style-name="Text_20_body" style:list-style-name="L2">
      <style:paragraph-properties fo:text-align="justify" style:justify-single-word="false"/>
      <style:text-properties officeooo:rsid="00163c87" officeooo:paragraph-rsid="00163c87"/>
    </style:style>
    <style:style style:name="P70" style:family="paragraph" style:parent-style-name="Text_20_body" style:list-style-name="L2">
      <style:paragraph-properties fo:text-align="justify" style:justify-single-word="false"/>
      <style:text-properties officeooo:rsid="0017fcdc" officeooo:paragraph-rsid="0017fcdc"/>
    </style:style>
    <style:style style:name="P71" style:family="paragraph" style:parent-style-name="Text_20_body" style:list-style-name="L3">
      <style:paragraph-properties fo:text-align="justify" style:justify-single-word="false"/>
      <style:text-properties officeooo:rsid="001ca4d0" officeooo:paragraph-rsid="001ca4d0"/>
    </style:style>
    <style:style style:name="P72" style:family="paragraph" style:parent-style-name="Text_20_body" style:list-style-name="L4">
      <style:text-properties officeooo:rsid="00434f1d" officeooo:paragraph-rsid="00452000"/>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fo:font-weight="bold" officeooo:rsid="0051c556" officeooo:paragraph-rsid="0051c556" style:font-weight-asian="bold" style:font-weight-complex="bold"/>
    </style:style>
    <style:style style:name="P75" style:family="paragraph" style:parent-style-name="Text_20_body">
      <style:text-properties fo:font-weight="bold" officeooo:rsid="00605d59" officeooo:paragraph-rsid="00605d59" style:font-weight-asian="bold" style:font-weight-complex="bold"/>
    </style:style>
    <style:style style:name="P76" style:family="paragraph" style:parent-style-name="Text_20_body">
      <style:text-properties officeooo:rsid="00570659" officeooo:paragraph-rsid="00570659"/>
    </style:style>
    <style:style style:name="P77" style:family="paragraph" style:parent-style-name="Text_20_body">
      <style:text-properties officeooo:rsid="0058b639" officeooo:paragraph-rsid="0058b639"/>
    </style:style>
    <style:style style:name="P78" style:family="paragraph" style:parent-style-name="Text_20_body">
      <style:text-properties officeooo:paragraph-rsid="005a6df8"/>
    </style:style>
    <style:style style:name="P79" style:family="paragraph" style:parent-style-name="Text_20_body">
      <style:text-properties officeooo:rsid="005bf1bf" officeooo:paragraph-rsid="005bf1bf"/>
    </style:style>
    <style:style style:name="P80" style:family="paragraph" style:parent-style-name="Text_20_body">
      <style:text-properties officeooo:paragraph-rsid="005d6b76"/>
    </style:style>
    <style:style style:name="P81" style:family="paragraph" style:parent-style-name="Text_20_body">
      <style:text-properties fo:font-weight="normal" officeooo:rsid="00605d59" officeooo:paragraph-rsid="00605d59" style:font-weight-asian="normal" style:font-weight-complex="normal"/>
    </style:style>
    <style:style style:name="P82" style:family="paragraph" style:parent-style-name="Text_20_body">
      <style:text-properties officeooo:rsid="0061c435" officeooo:paragraph-rsid="0061c435"/>
    </style:style>
    <style:style style:name="P83" style:family="paragraph" style:parent-style-name="Text_20_body">
      <style:text-properties officeooo:paragraph-rsid="006218d1"/>
    </style:style>
    <style:style style:name="P84" style:family="paragraph" style:parent-style-name="Text_20_body">
      <style:text-properties officeooo:rsid="006559e1" officeooo:paragraph-rsid="006559e1"/>
    </style:style>
    <style:style style:name="P85" style:family="paragraph" style:parent-style-name="Text_20_body" style:list-style-name="L1">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0c6efe" officeooo:paragraph-rsid="000c6efe" style:text-blinking="false" fo:background-color="transparent"/>
    </style:style>
    <style:style style:name="P86" style:family="paragraph" style:parent-style-name="Text_20_body">
      <style:paragraph-properties fo:margin-left="0cm" fo:margin-right="0cm" fo:text-indent="0cm" style:auto-text-indent="false"/>
    </style:style>
    <style:style style:name="P87" style:family="paragraph" style:parent-style-name="Comando">
      <style:text-properties officeooo:paragraph-rsid="005ab004"/>
    </style:style>
    <style:style style:name="P88" style:family="paragraph" style:parent-style-name="Comando">
      <style:text-properties officeooo:rsid="005d6b76" officeooo:paragraph-rsid="005d6b76"/>
    </style:style>
    <style:style style:name="P89" style:family="paragraph" style:parent-style-name="Comando">
      <style:text-properties officeooo:rsid="005da170" officeooo:paragraph-rsid="005da170"/>
    </style:style>
    <style:style style:name="P90" style:family="paragraph" style:parent-style-name="Comando">
      <style:text-properties officeooo:paragraph-rsid="006218d1"/>
    </style:style>
    <style:style style:name="P91" style:family="paragraph" style:parent-style-name="Comando">
      <style:paragraph-properties fo:padding="0.074cm" fo:border-left="none" fo:border-right="none" fo:border-top="none" fo:border-bottom="0.06pt solid #000000" style:join-border="false"/>
    </style:style>
    <style:style style:name="P92" style:family="paragraph" style:parent-style-name="Comando">
      <style:paragraph-properties fo:padding="0.074cm" fo:border-left="none" fo:border-right="none" fo:border-top="none" fo:border-bottom="0.06pt solid #000000" style:join-border="false"/>
      <style:text-properties officeooo:paragraph-rsid="005ab004"/>
    </style:style>
    <style:style style:name="P93" style:family="paragraph" style:parent-style-name="Comando">
      <style:paragraph-properties fo:padding="0.074cm" fo:border-left="none" fo:border-right="none" fo:border-top="none" fo:border-bottom="0.06pt solid #000000" style:join-border="false"/>
      <style:text-properties officeooo:paragraph-rsid="006218d1"/>
    </style:style>
    <style:style style:name="P94"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officeooo:rsid="000bf190"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officeooo:rsid="001517c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officeooo:rsid="00256e17"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officeooo:rsid="0026ef7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officeooo:rsid="0028d0e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officeooo:rsid="00294b7b"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officeooo:rsid="002ab2f9"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officeooo:rsid="002b6ab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0.5pt" fo:font-style="normal" style:text-underline-style="none" officeooo:rsid="002ba455"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officeooo:rsid="0021fd36"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officeooo:rsid="002e3b90"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0bf190"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0.5pt" fo:font-style="normal" style:text-underline-style="none" fo:font-weight="normal" officeooo:rsid="000fcaec"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5pt" fo:font-style="normal" style:text-underline-style="none" fo:font-weight="normal" officeooo:rsid="00126425"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5pt" fo:font-style="normal" style:text-underline-style="none" fo:font-weight="normal" officeooo:rsid="001e2275"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5pt" fo:font-style="normal" style:text-underline-style="none" fo:font-weight="normal" officeooo:rsid="0051c556"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0.5pt" fo:font-style="normal" style:text-underline-style="none" fo:font-weight="bold" officeooo:rsid="000fcaec"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 fo:font-size="10.5pt" fo:font-style="normal" style:text-underline-style="none" fo:font-weight="bold" officeooo:rsid="000bf190"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 fo:font-size="10.5pt" fo:font-style="normal" style:text-underline-style="none" fo:font-weight="bold" officeooo:rsid="000c6efe"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Arial" fo:font-size="10.5pt" fo:font-style="italic" style:text-underline-style="none" officeooo:rsid="00256e1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Arial" fo:font-size="10.5pt" fo:font-style="italic" style:text-underline-style="none" fo:font-weight="normal" officeooo:rsid="000fcaec" style:text-blinking="false" fo:background-color="transparent" loext:char-shading-value="0" style:font-style-asian="italic" style:font-style-complex="italic"/>
    </style:style>
    <style:style style:name="T28" style:family="text">
      <style:text-properties fo:font-variant="normal" fo:text-transform="none" fo:color="#000000" style:text-line-through-style="none" style:text-line-through-type="none" style:font-name="Courier 10 Pitch1" fo:font-size="10.5pt" fo:font-style="normal" style:text-underline-style="none" officeooo:rsid="00294b7b" style:text-blinking="false" fo:background-color="transparent" loext:char-shading-value="0"/>
    </style:style>
    <style:style style:name="T29" style:family="text">
      <style:text-properties officeooo:rsid="00163c87"/>
    </style:style>
    <style:style style:name="T30" style:family="text">
      <style:text-properties officeooo:rsid="0019d3f7"/>
    </style:style>
    <style:style style:name="T31" style:family="text">
      <style:text-properties fo:font-weight="normal" style:font-weight-asian="normal" style:font-weight-complex="normal"/>
    </style:style>
    <style:style style:name="T32" style:family="text">
      <style:text-properties fo:font-weight="normal" officeooo:rsid="003036af" style:font-weight-asian="normal" style:font-weight-complex="normal"/>
    </style:style>
    <style:style style:name="T33" style:family="text">
      <style:text-properties fo:font-weight="normal" officeooo:rsid="0035ebe5" style:font-weight-asian="normal" style:font-weight-complex="normal"/>
    </style:style>
    <style:style style:name="T34" style:family="text">
      <style:text-properties fo:font-weight="normal" officeooo:rsid="00452000" style:font-weight-asian="normal" style:font-weight-complex="normal"/>
    </style:style>
    <style:style style:name="T35" style:family="text">
      <style:text-properties fo:font-weight="normal" officeooo:rsid="005a6df8" style:font-weight-asian="normal" style:font-weight-complex="normal"/>
    </style:style>
    <style:style style:name="T36" style:family="text">
      <style:text-properties fo:font-weight="normal" officeooo:rsid="005d6b76" style:font-weight-asian="normal" style:font-weight-complex="normal"/>
    </style:style>
    <style:style style:name="T37" style:family="text">
      <style:text-properties fo:font-weight="normal" officeooo:rsid="005fa258" style:font-weight-asian="normal" style:font-weight-complex="normal"/>
    </style:style>
    <style:style style:name="T38" style:family="text">
      <style:text-properties officeooo:rsid="0021fd36"/>
    </style:style>
    <style:style style:name="T39" style:family="text">
      <style:text-properties officeooo:rsid="0023a143"/>
    </style:style>
    <style:style style:name="T40" style:family="text">
      <style:text-properties style:font-name="Courier 10 Pitch1" fo:font-size="10pt" fo:font-weight="normal" style:font-size-asian="10pt" style:font-weight-asian="normal" style:font-size-complex="10pt" style:font-weight-complex="normal"/>
    </style:style>
    <style:style style:name="T41" style:family="text">
      <style:text-properties style:font-name="Courier 10 Pitch1" fo:font-size="10pt" style:font-size-asian="10pt" style:font-size-complex="10pt"/>
    </style:style>
    <style:style style:name="T42" style:family="text">
      <style:text-properties style:font-name="Courier 10 Pitch1" fo:font-size="10pt" officeooo:rsid="0030a5ef" style:font-size-asian="10pt" style:font-size-complex="10pt"/>
    </style:style>
    <style:style style:name="T43" style:family="text">
      <style:text-properties style:font-name="Courier 10 Pitch1" fo:font-size="10pt" officeooo:rsid="002e3b90" style:font-size-asian="10pt" style:font-size-complex="10pt"/>
    </style:style>
    <style:style style:name="T44" style:family="text">
      <style:text-properties style:font-name="Courier 10 Pitch1" fo:font-size="10pt" officeooo:rsid="00358e36" style:font-size-asian="10pt" style:font-size-complex="10pt"/>
    </style:style>
    <style:style style:name="T45" style:family="text">
      <style:text-properties style:font-name="Courier 10 Pitch1" fo:font-size="10pt" officeooo:rsid="0036007f" style:font-size-asian="10pt" style:font-size-complex="10pt"/>
    </style:style>
    <style:style style:name="T46" style:family="text">
      <style:text-properties style:font-name="Courier 10 Pitch1" fo:font-size="10pt" officeooo:rsid="003627f6" style:font-size-asian="10pt" style:font-size-complex="10pt"/>
    </style:style>
    <style:style style:name="T47" style:family="text">
      <style:text-properties style:font-name="Courier 10 Pitch1" fo:font-size="10pt" officeooo:rsid="003dcea5" style:font-size-asian="10pt" style:font-size-complex="10pt"/>
    </style:style>
    <style:style style:name="T48" style:family="text">
      <style:text-properties style:font-name="Courier 10 Pitch1" fo:font-size="10pt" officeooo:rsid="003ef030" style:font-size-asian="10pt" style:font-size-complex="10pt"/>
    </style:style>
    <style:style style:name="T49" style:family="text">
      <style:text-properties style:font-name="Courier 10 Pitch1" fo:font-size="10pt" fo:font-weight="bold" style:font-size-asian="10pt" style:font-weight-asian="bold" style:font-size-complex="10pt" style:font-weight-complex="bold"/>
    </style:style>
    <style:style style:name="T50" style:family="text">
      <style:text-properties fo:font-style="italic" style:font-style-asian="italic" style:font-style-complex="italic"/>
    </style:style>
    <style:style style:name="T51" style:family="text">
      <style:text-properties fo:font-style="italic" officeooo:rsid="00163c87" style:font-style-asian="italic" style:font-style-complex="italic"/>
    </style:style>
    <style:style style:name="T52" style:family="text">
      <style:text-properties fo:font-style="italic" officeooo:rsid="003627f6" style:font-style-asian="italic" style:font-style-complex="italic"/>
    </style:style>
    <style:style style:name="T53" style:family="text">
      <style:text-properties officeooo:rsid="002ba455"/>
    </style:style>
    <style:style style:name="T54" style:family="text">
      <style:text-properties officeooo:rsid="002d7b9c"/>
    </style:style>
    <style:style style:name="T55" style:family="text">
      <style:text-properties officeooo:rsid="0030a5ef"/>
    </style:style>
    <style:style style:name="T56" style:family="text">
      <style:text-properties style:font-weight-asian="bold" style:font-weight-complex="bold"/>
    </style:style>
    <style:style style:name="T57" style:family="text">
      <style:text-properties officeooo:rsid="00256e17" style:font-weight-asian="bold" style:font-weight-complex="bold"/>
    </style:style>
    <style:style style:name="T58" style:family="text">
      <style:text-properties officeooo:rsid="00339395"/>
    </style:style>
    <style:style style:name="T59" style:family="text">
      <style:text-properties officeooo:rsid="002e3b90"/>
    </style:style>
    <style:style style:name="T60" style:family="text">
      <style:text-properties fo:font-weight="bold" style:font-weight-asian="bold" style:font-weight-complex="bold"/>
    </style:style>
    <style:style style:name="T61" style:family="text">
      <style:text-properties fo:font-weight="bold" officeooo:rsid="0035ebe5" style:font-weight-asian="bold" style:font-weight-complex="bold"/>
    </style:style>
    <style:style style:name="T62" style:family="text">
      <style:text-properties fo:font-weight="bold" officeooo:rsid="003ef030" style:font-weight-asian="bold" style:font-weight-complex="bold"/>
    </style:style>
    <style:style style:name="T63" style:family="text">
      <style:text-properties fo:font-weight="bold" officeooo:rsid="00442c27" style:font-weight-asian="bold" style:font-weight-complex="bold"/>
    </style:style>
    <style:style style:name="T64" style:family="text">
      <style:text-properties fo:font-weight="bold" officeooo:rsid="004c7f8d" style:font-weight-asian="bold" style:font-weight-complex="bold"/>
    </style:style>
    <style:style style:name="T65" style:family="text">
      <style:text-properties officeooo:rsid="0035ebe5"/>
    </style:style>
    <style:style style:name="T66" style:family="text">
      <style:text-properties officeooo:rsid="0036007f"/>
    </style:style>
    <style:style style:name="T67" style:family="text">
      <style:text-properties officeooo:rsid="00362732"/>
    </style:style>
    <style:style style:name="T68" style:family="text">
      <style:text-properties officeooo:rsid="003627f6"/>
    </style:style>
    <style:style style:name="T69" style:family="text">
      <style:text-properties officeooo:rsid="003dcea5"/>
    </style:style>
    <style:style style:name="T70" style:family="text">
      <style:text-properties officeooo:rsid="003ef030"/>
    </style:style>
    <style:style style:name="T71" style:family="text">
      <style:text-properties officeooo:rsid="004129f4"/>
    </style:style>
    <style:style style:name="T72" style:family="text">
      <style:text-properties officeooo:rsid="00442c27"/>
    </style:style>
    <style:style style:name="T73" style:family="text">
      <style:text-properties officeooo:rsid="00452000"/>
    </style:style>
    <style:style style:name="T74" style:family="text">
      <style:text-properties officeooo:rsid="0046698a"/>
    </style:style>
    <style:style style:name="T75" style:family="text">
      <style:text-properties officeooo:rsid="004877ed"/>
    </style:style>
    <style:style style:name="T76" style:family="text">
      <style:text-properties officeooo:rsid="004c7f8d"/>
    </style:style>
    <style:style style:name="T77" style:family="text">
      <style:text-properties officeooo:rsid="004ec822"/>
    </style:style>
    <style:style style:name="T78" style:family="text">
      <style:text-properties officeooo:rsid="00505a87"/>
    </style:style>
    <style:style style:name="T79" style:family="text">
      <style:text-properties officeooo:rsid="0058b639"/>
    </style:style>
    <style:style style:name="T80" style:family="text">
      <style:text-properties style:font-name="Courier 10 Pitch1"/>
    </style:style>
    <style:style style:name="T81" style:family="text">
      <style:text-properties style:font-name="Courier 10 Pitch1" fo:font-size="10pt" style:font-size-asian="10pt" style:font-size-complex="10pt"/>
    </style:style>
    <style:style style:name="T82" style:family="text">
      <style:text-properties style:font-name="Courier 10 Pitch1" fo:font-size="10pt" officeooo:rsid="0058b639" style:font-size-asian="10pt" style:font-size-complex="10pt"/>
    </style:style>
    <style:style style:name="T83" style:family="text">
      <style:text-properties style:font-name="Courier 10 Pitch1" fo:font-size="10pt" fo:font-weight="normal" style:font-size-asian="10pt" style:font-weight-asian="normal" style:font-size-complex="10pt" style:font-weight-complex="normal"/>
    </style:style>
    <style:style style:name="T84" style:family="text">
      <style:text-properties style:font-name="Courier 10 Pitch1" fo:font-size="10pt" fo:font-weight="normal" officeooo:rsid="005a6df8" style:font-size-asian="10pt" style:font-weight-asian="normal" style:font-size-complex="10pt" style:font-weight-complex="normal"/>
    </style:style>
    <style:style style:name="T85" style:family="text">
      <style:text-properties style:font-name="Courier 10 Pitch1" fo:font-size="10pt" fo:font-weight="normal" officeooo:rsid="005d6b76" style:font-size-asian="10pt" style:font-weight-asian="normal" style:font-size-complex="10pt" style:font-weight-complex="normal"/>
    </style:style>
    <style:style style:name="T86" style:family="text">
      <style:text-properties fo:font-size="10pt" style:font-size-asian="10pt" style:font-size-complex="10pt"/>
    </style:style>
    <style:style style:name="T87" style:family="text">
      <style:text-properties officeooo:rsid="005a6df8"/>
    </style:style>
    <style:style style:name="T88" style:family="text">
      <style:text-properties officeooo:rsid="0061c435"/>
    </style:style>
    <style:style style:name="T89" style:family="text">
      <style:text-properties officeooo:rsid="006218d1"/>
    </style:style>
    <style:style style:name="T90" style:family="text">
      <style:text-properties officeooo:rsid="0063bb96"/>
    </style:style>
    <style:style style:name="T91" style:family="text">
      <style:text-properties style:font-name="Liberation Serif"/>
    </style:style>
    <style:style style:name="T92" style:family="text">
      <style:text-properties style:font-name="Liberation Serif"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c87f4d2-10ba-3f67-b73c-3782c1f03f29"/>Introdução</text:p>
      <text:p text:style-name="P5"><text:span text:style-name="T13">Muitas vezes no dia-a-dia das atividades técnicas de informática, o técnico de suporte e administradores de redes tem a necessidade de automatizar tarefas repetitivas ou ainda tarefas complexas que necessitam uma sequência, previsível, mas numerosa </text:span><text:span text:style-name="T14">ou precisa</text:span><text:span text:style-name="T13"> de passos para que seja realizada alguma ação.</text:span></text:p>
      <text:p text:style-name="P7"><text:span text:style-name="T1">Neste contexto se inserem os </text:span><text:span text:style-name="T24">Scripts</text:span><text:span text:style-name="T1">, </text:span><text:span text:style-name="T2">que são </text:span><text:span text:style-name="T1">um de roteiro, </text:span><text:span text:style-name="T2">uma sequência de comandos</text:span><text:span text:style-name="T1">, similar a uma programação que auxiliará a rotina de administração d</text:span><text:span text:style-name="T2">os</text:span><text:span text:style-name="T1"> sistemas computacionais.</text:span></text:p>
      <text:p text:style-name="P7"><text:span text:style-name="T1">Ao longo desta capacitação mostraremos a utilização d</text:span><text:span text:style-name="T2">a linguagem de script na administração de um sistema linux.</text:span></text:p>
      <text:p text:style-name="P2">O que é um script?</text:p>
      <text:p text:style-name="P5"><text:span text:style-name="T14">Como dito antes, um script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scripts são escritos baseados em comandos de uma linguagem de programação como os scripts python</text:span><text:span text:style-name="T14"><text:note text:id="ftn1" text:note-class="footnote"><text:note-citation>1</text:note-citation><text:note-body><text:p text:style-name="P12">Python: https://www.python.org/</text:p></text:note-body></text:note></text:span><text:span text:style-name="T14"> ou perl</text:span><text:span text:style-name="T14"><text:note text:id="ftn2" text:note-class="footnote"><text:note-citation>2</text:note-citation><text:note-body><text:p text:style-name="P12">Perl: https://www.perl.org/</text:p></text:note-body></text:note></text:span><text:span text:style-name="T14">, ou utilizando os comandos dos shells dos sistemas operacionais, como o bash</text:span><text:span text:style-name="T14"><text:note text:id="ftn3" text:note-class="footnote"><text:note-citation>3</text:note-citation><text:note-body><text:p text:style-name="P12">Bash: https://www.gnu.org/software/bash/</text:p></text:note-body></text:note></text:span><text:span text:style-name="T14"> para sistemas unix e ms-dos ou powershell</text:span><text:span text:style-name="T14"><text:note text:id="ftn4" text:note-class="footnote"><text:note-citation>4</text:note-citation><text:note-body><text:p text:style-name="P12">PowerShell: https://msdn.microsoft.com/en-us/powershell/</text:p></text:note-body></text:note></text:span><text:span text:style-name="T14"> para sistemas baseados na plataforma MS Windows.</text:span></text:p>
      <text:p text:style-name="P5"><text:span text:style-name="T15">Neste curso vamos aprender a criar </text:span><text:span text:style-name="T14">shell script</text:span><text:span text:style-name="T15">s</text:span><text:span text:style-name="T14"> (scritps de shell) </text:span><text:span text:style-name="T15">utilizando o shell bash num sistema GNU/Linux Debian 8</text:span><text:span text:style-name="T14">, </text:span><text:span text:style-name="T15">para isto</text:span><text:span text:style-name="T16"> temos que ter os seguintes requisitos:</text:span></text:p>
      <text:list xml:id="list90220417984566745" text:style-name="L1">
        <text:list-item>
          <text:p text:style-name="P85">VirtualBox </text:p>
        </text:list-item>
        <text:list-item>
          <text:p text:style-name="P85">Máquina virtual com sistema operacional GNU/Linux Debian 8</text:p>
        </text:list-item>
      </text:list>
      <text:p text:style-name="P6"><text:span text:style-name="T22">O </text:span><text:span text:style-name="T23">que é um Shell, o que é o bash?</text:span></text:p>
      <text:p text:style-name="P11"><text:span text:style-name="T13">Shell é um interpretador de comandos através do qual um operador de sistemas comunica ao </text:span><text:span text:style-name="T17">hardware</text:span><text:span text:style-name="T13"> as ações que deseja que </text:span><text:span text:style-name="T17">ele </text:span><text:span text:style-name="T13">realize. O shell pode ser gráfico como o ambiente gráfico do MS Windows, KDE ou Gnome, com suas janelas, ponteiro de mouse, pastas etc, na</text:span><text:span text:style-name="T17">s</text:span><text:span text:style-name="T13"> quais o usuário realiza ações como cópia, leitura de arquivos, criação de pastas, acesso à Internet </text:span><text:span text:style-name="T17">ou</text:span><text:span text:style-name="T13"> </text:span><text:span text:style-name="T17">execução de programas,</text:span><text:span text:style-name="T13"> apenas clicando nos objetos e digitando informações </text:span><text:span text:style-name="T17">solicitadas;</text:span><text:span text:style-name="T13"> ou o shell pode ser em formato de texto, </text:span><text:span text:style-name="T17">interativo</text:span><text:span text:style-name="T13">, onde o usuário </text:span><text:span text:style-name="T17">se relaciona</text:span><text:span text:style-name="T13"> com o sistema digitando comandos posicionais e respondendo perguntas, necessitando uma habilidade de conhecimento muito maior do sistema do qual está operando.</text:span></text:p>
      <text:p text:style-name="P11"><text:span text:style-name="T17">O bash é um exemplo, dentre muitos, que podem ser dados como um interpretador de linha de comandos. O bash (</text:span><text:span text:style-name="T21">B</text:span><text:span text:style-name="T17">ourne-</text:span><text:span text:style-name="T21">A</text:span><text:span text:style-name="T17">gain </text:span><text:span text:style-name="T21">Sh</text:span><text:span text:style-name="T17">ell) é o interpretador mais utilizado nos sistemas GNU/Linux e um dos mais completos e poderosos, ele possui uma enorme quantidade de </text:span><text:soft-page-break/><text:span text:style-name="T17">comando</text:span><text:span text:style-name="T18">s</text:span><text:span text:style-name="T17"> </text:span><text:span text:style-name="T27">built-in</text:span><text:span text:style-name="T17"> (</text:span><text:span text:style-name="T18">intrínsecos</text:span><text:span text:style-name="T17">) além de estruturas condicionais, laços de repetição, macro-substituição, utilização de variáveis etc, e tem a capacidade interagir com comandos externos </text:span><text:span text:style-name="T18">do unix</text:span><text:span text:style-name="T17">. </text:span><text:span text:style-name="T19">Há outros shells distribuídos </text:span><text:span text:style-name="T20">com</text:span><text:span text:style-name="T19"> o GNU/Linux como o sh, ash, csh, ksk etc.</text:span></text:p>
      <text:p text:style-name="P4">Vamos ao nosso ambiente de trabalho e verifiquemos o shell em uso pelo nosso usuário <text:span text:style-name="T39">e posteriormente qual a versão deste shell</text:span> <text:span text:style-name="T38">por meio dos comandos:</text:span></text:p>
      <text:p text:style-name="P49">Exemplo</text:p>
      <text:p text:style-name="Comando"><text:span text:style-name="T60">aluno@curso:~$</text:span> echo $SHELL</text:p>
      <text:p text:style-name="Comando">/bin/bash</text:p>
      <text:p text:style-name="Comando"><text:span text:style-name="T60">aluno@curso:~$</text:span> bash --version</text:p>
      <text:p text:style-name="Comando">GNU bash, versão 4.3.46(1)-release (i686-pc-linux-gnu)</text:p>
      <text:p text:style-name="Comando">Copyright (C) 2013 Free Software Foundation, Inc.</text:p>
      <text:p text:style-name="Comando">Licença GPLv3+: GNU GPL versão 3 ou posterior &lt;http://gnu.org/licenses/gpl.html&gt;</text:p>
      <text:p text:style-name="Comando"/>
      <text:p text:style-name="Comando">This is free software; you are free to change and redistribute it.</text:p>
      <text:p text:style-name="P56">There is NO WARRANTY, to the extent permitted by law.</text:p>
      <text:p text:style-name="Text_20_body"/>
      <text:p text:style-name="P3"><text:span text:style-name="T57">V</text:span><text:span text:style-name="T56">ariáveis</text:span></text:p>
      <text:p text:style-name="P8"><text:span text:style-name="T1">Toda vez que fazemos login n</text:span><text:span text:style-name="T3">o sistema,</text:span><text:span text:style-name="T1"> executamos um programa ou script, </text:span><text:span text:style-name="T4">ou iniciamos um terminal,</text:span><text:span text:style-name="T1"> estamos abrindo uma nova seção, ou seja, o sistema operacional cria um ambiente novo e independente para que os comandos possam interagir com o sistema. Esta seção </text:span><text:span text:style-name="T8">ao ser</text:span><text:span text:style-name="T1"> iniciada </text:span><text:span text:style-name="T4">já possui </text:span><text:span text:style-name="T1">muitas </text:span><text:span text:style-name="T3">variáveis</text:span><text:span text:style-name="T1"> que auxiliam o </text:span><text:span text:style-name="T25">shell</text:span><text:span text:style-name="T1"> a identificar ou indicar comportamentos adotados pelos programas </text:span><text:span text:style-name="T4">a ser executados</text:span><text:span text:style-name="T1">. O exemplo de uma variável de ambiente é a variável </text:span><text:span text:style-name="T4">SHELL, vista acima, esta variável guarda o nome do </text:span><text:span text:style-name="T26">shell</text:span><text:span text:style-name="T4"> que foi configurado como padrão </text:span><text:span text:style-name="T5">para o</text:span><text:span text:style-name="T4"> usuário aluno.</text:span></text:p>
      <text:p text:style-name="P9"><text:span text:style-name="T4">N</text:span><text:span text:style-name="T1">ote que para poder exibir o conteúdo armazenado pela variável SHELL, </text:span><text:span text:style-name="T6">foi </text:span><text:span text:style-name="T7">necessário preceder a variável com o símbolo </text:span><text:span text:style-name="T28">$</text:span><text:span text:style-name="T7"> (dólar), que fará uma substituição da variável por seu conteúdo permitindo que o comando </text:span><text:span text:style-name="T28">echo</text:span><text:span text:style-name="T7"> o exiba na saída padrão, o terminal.</text:span></text:p>
      <text:p text:style-name="P10"><text:span text:style-name="T7">T</text:span><text:span text:style-name="T1">este exibir o conteúdo de outras variáveis como </text:span><text:span text:style-name="T9">TERM, PATH, </text:span><text:span text:style-name="T10">HOME, LOGNAME.</text:span></text:p>
      <text:p text:style-name="P49">Exemplo</text:p>
      <text:p text:style-name="Comando"><text:span text:style-name="T60">aluno@curso:~$</text:span> echo $TERM</text:p>
      <text:p text:style-name="Comando">xterm</text:p>
      <text:p text:style-name="Comando"><text:span text:style-name="T60">aluno@curso:~$</text:span> echo $PATH</text:p>
      <text:p text:style-name="Comando">/<text:span text:style-name="T58">h</text:span>ome/aluno/bin:/home/aluno/.local/bin:/usr/local/sbin:/usr/local/bin:/usr/sbin:/usr/bin:/sbin :/bin:/usr/games:/usr/local/games:/snap/bin</text:p>
      <text:p text:style-name="Comando"><text:span text:style-name="T60">aluno@curso:~$</text:span> echo $HOME</text:p>
      <text:p text:style-name="Comando">/home/aluno</text:p>
      <text:p text:style-name="Comando"><text:span text:style-name="T60">aluno@curso:~$</text:span> echo $LOGNAME</text:p>
      <text:p text:style-name="P56">aluno</text:p>
      <text:p text:style-name="P16"/>
      <text:p text:style-name="P16"><text:span text:style-name="T53">O usuário também pode criar suas próprias variáveis, o </text:span><text:span text:style-name="T51">bash</text:span><text:span text:style-name="T29"> possui algumas regrinhas para manter variáveis de ambiente, as principais são:</text:span></text:p>
      <text:list xml:id="list2944959869184055217" text:style-name="L2">
        <text:list-item>
          <text:p text:style-name="P69">O nome das variáveis <text:span text:style-name="T30">deve iniciar com caracteres alfa, sendo permitido o uso nas demais posições de números.</text:span></text:p>
        </text:list-item>
        <text:list-item>
          <text:p text:style-name="P70">O nome das variáveis é <text:span text:style-name="T50">case sensitive</text:span>, ou seja, diferencia maiúsculo de minúsculo. <text:span text:style-name="T30">Uma </text:span>variável ALUNO, <text:span text:style-name="T30">por exemplo,</text:span> é diferente d<text:span text:style-name="T30">as seguintes variáveis</text:span> aluno, Aluno ou aLuNo etc.</text:p>
        </text:list-item>
      </text:list>
      <text:p text:style-name="P14"><text:soft-page-break/>No shell trabalhamos com dois escopos de variáveis:</text:p>
      <text:list xml:id="list458521309769249805" text:style-name="L3">
        <text:list-item>
          <text:p text:style-name="P71">Variáveis locais – disponível apenas para o shell corrente, não sendo acessada por outros processos;</text:p>
        </text:list-item>
        <text:list-item>
          <text:p text:style-name="P71">Variável de ambiente ou global – disponível tanto para o shell corrente como em subprocessos;</text:p>
        </text:list-item>
      </text:list>
      <text:p text:style-name="P15">A princípio, toda variável nasce local, para torná-la global usamos o comando <text:span text:style-name="T40">export</text:span><text:span text:style-name="T31">. Para visualizar as variáveis locais utilizamos o comando </text:span><text:span text:style-name="T40">set</text:span><text:span text:style-name="T31">, e para visualizarmos as variáveis globais utilizamos o comando </text:span><text:span text:style-name="T40">env</text:span><text:span text:style-name="T31">. </text:span><text:span text:style-name="T32">Outra coisa importante a se dizer é que as variáveis não são persistentes, ou seja, elas são perdidas quando a sessão nas quais foram criadas é extinta.</text:span></text:p>
      <text:p text:style-name="P17"><text:span text:style-name="T54">Crie a variável local NOTA e atribua o valor 10, depois crie duas variáveis globais uma ESTADO e outra CIDADE e atribua-lhes os valores Roraima e Boa Vista, respectivamente, depois identifique dentre o conjunto de variáveis locais e globais as variáveis criadas. Para isto digite os comandos </text:span><text:span text:style-name="T11">(O resultado dos comandos é representado pela Figura </text:span><text:span text:style-name="T12">3, 4 e 5</text:span><text:span text:style-name="T11">)</text:span><text:span text:style-name="T54">:</text:span></text:p>
      <text:p text:style-name="P49">Exemplo</text:p>
      <text:p text:style-name="Comando">aluno@curso:~$ NOTA=10</text:p>
      <text:p text:style-name="Comando">aluno@curso:~$ export ESTADO=Roraima</text:p>
      <text:p text:style-name="Comando">aluno@curso:~$ export CIDADE="Boa Vista"</text:p>
      <text:p text:style-name="Comando">aluno@curso:~$ set | head -n 5</text:p>
      <text:p text:style-name="Comando">BASH=/bin/bash</text:p>
      <text:p text:style-name="Comando">BASHOPTS=checkwinsize:cmdhist:complete_fullquote:expand_aliases:extglob:extquote:force_fignore:histappend:interactive_comments:progcomp:promptvars:sourcepath</text:p>
      <text:p text:style-name="Comando">BASH_ALIASES=()</text:p>
      <text:p text:style-name="Comando">BASH_ARGC=()</text:p>
      <text:p text:style-name="Comando">BASH_ARGV=()</text:p>
      <text:p text:style-name="Comando">bash: set: erro de escrita: Pipe quebrado</text:p>
      <text:p text:style-name="Comando">aluno@curso:~$ env | head -n 5</text:p>
      <text:p text:style-name="Comando">LC_PAPER=pt_BR.UTF-8</text:p>
      <text:p text:style-name="Comando">XDG_VTNR=7</text:p>
      <text:p text:style-name="Comando">XDG_SESSION_ID=c1</text:p>
      <text:p text:style-name="Comando">LC_ADDRESS=pt_BR.UTF-8</text:p>
      <text:p text:style-name="P56">CLUTTER_IM_MODULE=xim</text:p>
      <text:p text:style-name="Text_20_body"/>
      <text:p text:style-name="Text_20_body"><text:span text:style-name="T59">A atribuição de valores é feita através do operador de atribuição </text:span><text:span text:style-name="T43">=</text:span><text:span text:style-name="T59"> (igual), não pode haver separação entre o nome da variável o operador de atribuição e o valor da variável, bem como em valores compostos atribuídos a variáveis devem ser utilizados o sinal de aspas simples (</text:span><text:span text:style-name="T43">‘</text:span><text:span text:style-name="T44">)</text:span><text:span text:style-name="T59"> ou dupla (</text:span><text:span text:style-name="T43">“</text:span><text:span text:style-name="T44">)</text:span><text:span text:style-name="T59"> para que os caracteres de espaço e tabulação sejam entendidos como parte do valor e não como separadores de parâmetros.</text:span></text:p>
      <text:p text:style-name="P26">Substituição de comando</text:p>
      <text:p text:style-name="P18">A substituição de coman<text:span text:style-name="T55">dos ocorre quando dentro de uma mesma linha de comando se deseja inserir um parâmetro cujo valor seja o resultado da execução de um outro comando. Para isto utilizamos a seguinte sintaxe: </text:span><text:span text:style-name="T42">$(comando)</text:span><text:span text:style-name="T55"> ou </text:span><text:span text:style-name="T42">`comando`</text:span><text:span text:style-name="T55">.</text:span></text:p>
      <text:p text:style-name="P19"><text:soft-page-break/>Por exemplo, <text:span text:style-name="T65">vamos exibir uma mensagem que saudará o usuário corrente e o informará quantos de espaço tem disponível na partição raiz. Para isto usaremos um conjunto de comandos aninhados para obter o resultado:</text:span></text:p>
      <text:p text:style-name="P50">Exemplo</text:p>
      <text:p text:style-name="P40"><text:span text:style-name="T61">aluno@curso:~$ </text:span><text:span text:style-name="T33">df -h --output='avail' /</text:span></text:p>
      <text:p text:style-name="P41">Disp.</text:p>
      <text:p text:style-name="P41"><text:s/>3,0G</text:p>
      <text:p text:style-name="P40"><text:span text:style-name="T61">aluno@curso:~$ </text:span><text:span text:style-name="T33">df -h --output='avail' / | tail -n 1</text:span></text:p>
      <text:p text:style-name="P41"><text:s/>3,0G</text:p>
      <text:p text:style-name="P40"><text:span text:style-name="T60">aluno@curso:~$</text:span> echo Olá $LOGNAME, seu espaço disponível na partição raiz é de $(df -h --output='avail' / | tail -n 1)</text:p>
      <text:p text:style-name="Comando">Olá aluno, seu espaço disponível na partição raiz é de 3,0G</text:p>
      <text:p text:style-name="P56"><text:span text:style-name="T60">aluno@curso:~$</text:span> </text:p>
      <text:p text:style-name="Text_20_body"/>
      <text:p text:style-name="P32">Observe que o espaço disponível numa partição pode ser obtido pelo comando <text:span text:style-name="T41">df</text:span>, porém para poder concatená-lo numa frase foi necessário executá-lo como um comando aninhado a outro, e para isso utilizamos o <text:span text:style-name="T66">os operadores </text:span><text:span text:style-name="T45">$(comando)</text:span><text:span text:style-name="T66">. Do mesmo modo poderiamos ter armazenado o valor requerido numa variável e depois tê-la utilizado para compor a mensagem.</text:span></text:p>
      <text:p text:style-name="P50">Exemplo</text:p>
      <text:p text:style-name="Comando"><text:span text:style-name="T60">aluno@curso:~$</text:span> ESPACODISP=$(df -h --output='avail' / | tail -n 1)</text:p>
      <text:p text:style-name="Comando"><text:span text:style-name="T60">aluno@curso:~$</text:span> echo Olá $LOGNAME, seu espaço disponível na partição raiz é de $ESPACODISP</text:p>
      <text:p text:style-name="Comando">Olá aluno, seu espaço disponível na partição raiz é de 3,0G</text:p>
      <text:p text:style-name="P50">aluno@curso:~$ </text:p>
      <text:p text:style-name="P24"/>
      <text:p text:style-name="P25">Quoting</text:p>
      <text:p text:style-name="P20">Para o shell há caracteres <text:span text:style-name="T67">e palavras</text:span> que tem significado <text:span text:style-name="T67">especial</text:span>, ou seja, sua presença não representa seu significado literal, por exemplo, deparar-<text:span text:style-name="T67">se</text:span> com <text:span text:style-name="T67">um</text:span> espaço em branco, significa <text:span text:style-name="T67">a</text:span> separação entre parâmetros <text:span text:style-name="T67">de uma comando</text:span>, <text:span text:style-name="T67">já o</text:span> símbolo dólar significa a substituição de uma variável por seu valor etc. </text:p>
      <text:p text:style-name="P21"><text:span text:style-name="T50">Quoting</text:span> é justamente utilizado para remover, ou desabilitar momentaneamente o significado especial destes caracteres e palavras e dar-lhes o tratamento literal. Para realizar mos o <text:span text:style-name="T50">quoting</text:span> utilizamos os caracteres: Barra invertida (<text:span text:style-name="T41">\</text:span>), Aspas simples (<text:span text:style-name="T41">'</text:span>) e Aspas duplas (<text:span text:style-name="T41">"</text:span>). No manual<text:note text:id="ftn5" text:note-class="footnote"><text:note-citation>5</text:note-citation><text:note-body><text:p text:style-name="P13">man bash</text:p></text:note-body></text:note> do bash, na seção Quoting você pode verificar quais caracteres e palavras o bash considera especiais. Ao utilizarmos a barra invertida (<text:span text:style-name="T41">\</text:span>), está faz o <text:span text:style-name="T50">quoting</text:span> para o caracter seguinte, <text:span text:style-name="T68">já as aspas simples </text:span>(<text:span text:style-name="T41">'</text:span>) <text:span text:style-name="T68">e duplas </text:span>(<text:span text:style-name="T41">"</text:span>) <text:span text:style-name="T68">realiza o </text:span><text:span text:style-name="T52">quoting</text:span><text:span text:style-name="T68"> de todos os caracteres e palavras situados entre si, a exceção é o símbolo dólar </text:span>(<text:span text:style-name="T46">$</text:span>) <text:span text:style-name="T68">quando entre as aspas duplas.</text:span></text:p>
      <text:p text:style-name="P50">Exemplo</text:p>
      <text:p text:style-name="Comando"><text:span text:style-name="T60">aluno@curso:~$ </text:span>echo a \\ omite o significado especial do próximo caracteres</text:p>
      <text:p text:style-name="Comando">a \ omite o significado especial do próximo caracteres</text:p>
      <text:p text:style-name="Comando"><text:span text:style-name="T60">aluno@curso:~$ </text:span>cores=verde,\ amarelo,\ azul\ e\ branco</text:p>
      <text:p text:style-name="Comando"><text:span text:style-name="T60">aluno@curso:~$ </text:span>echo as cores da bandeira brasileira são $cores</text:p>
      <text:p text:style-name="Comando">as cores da bandeira brasileira são verde, amarelo, azul e branco</text:p>
      <text:p text:style-name="Comando"><text:soft-page-break/><text:span text:style-name="T60">aluno@curso:~$ </text:span>capital="Las Vegas"</text:p>
      <text:p text:style-name="Comando"><text:span text:style-name="T60">aluno@curso:~$ </text:span>echo a capital do estado americano de Nevada é <text:s text:c="8"/>$capital</text:p>
      <text:p text:style-name="Comando">a capital do estado americano de Nevada é Las Vegas</text:p>
      <text:p text:style-name="Comando"><text:span text:style-name="T60">aluno@curso:~$ </text:span>echo 'a capital do estado americano de Nevada é <text:s text:c="8"/>$capital'</text:p>
      <text:p text:style-name="Comando">a capital do estado americano de Nevada é <text:s text:c="8"/>$capital</text:p>
      <text:p text:style-name="Comando"><text:span text:style-name="T60">aluno@curso:~$ </text:span>echo "a capital do estado americano de Nevada é <text:s text:c="8"/>$capital"</text:p>
      <text:p text:style-name="Comando">a capital do estado americano de Nevada é <text:s text:c="8"/>Las Vegas</text:p>
      <text:p text:style-name="Comando"><text:span text:style-name="T60">aluno@curso:~$</text:span> echo "a variável \$capital, guarda o nome da capital do estado americano de Nevada é $capital"</text:p>
      <text:p text:style-name="Comando">a variável $capital, guarda o nome da capital do estado americano de Nevada é Las Vegas</text:p>
      <text:p text:style-name="P51">aluno@curso:~$ </text:p>
      <text:p text:style-name="P27"/>
      <text:p text:style-name="P29">Lista de Comandos</text:p>
      <text:p text:style-name="P22">No bash é possível realizar comandos em sequência, ou seja, um comando em seguida de outro, de forma quase que independente. Para isto utilizamos os operadores ponto e vírgula (<text:span text:style-name="T41">;</text:span>), ampersand ou “e” comercial simples ou duplo (<text:span text:style-name="T41">&amp;</text:span>) e o duplo pipe (<text:span text:style-name="T41">||</text:span>). <text:s/></text:p>
      <text:p text:style-name="P22">O papel do ponto e vírgula <text:span text:style-name="T69">(</text:span><text:span text:style-name="T47">;</text:span><text:span text:style-name="T69">)</text:span> é separar os comandos: <text:span text:style-name="T41">comando1; comando2; … ; comandoN</text:span>. Neste modo sequencial <text:span text:style-name="T69">o comando seguinte só será executado após a conclusão da execução do comando anterior, no caso de um dos comando provocar erro, isto não interrompe a execução dos comandos seguintes, se houverem, até o último.</text:span></text:p>
      <text:p text:style-name="P50">Exemplo</text:p>
      <text:p text:style-name="Comando"><text:span text:style-name="T60">aluno@curso:~$ </text:span>date; df; ls</text:p>
      <text:p text:style-name="Comando">Dom Nov <text:s/>6 10:20:09 VET 2016</text:p>
      <text:p text:style-name="Comando">Sist. Arq. <text:s text:c="4"/>1K-blocos <text:s text:c="4"/>Usado Disponível Uso% Montado em</text:p>
      <text:p text:style-name="Comando">udev <text:s text:c="13"/>735436 <text:s text:c="8"/>0 <text:s text:c="4"/>735436 <text:s text:c="2"/>0% /dev</text:p>
      <text:p text:style-name="Comando">tmpfs <text:s text:c="12"/>150640 <text:s text:c="5"/>4864 <text:s text:c="4"/>145776 <text:s text:c="2"/>4% /run</text:p>
      <text:p text:style-name="Comando">/dev/sda1 <text:s text:c="7"/>7350760 <text:s text:c="2"/>3961432 <text:s text:c="3"/>2992888 <text:s/>57% /</text:p>
      <text:p text:style-name="Comando">tmpfs <text:s text:c="12"/>753196 <text:s text:c="6"/>168 <text:s text:c="4"/>753028 <text:s text:c="2"/>1% /dev/shm</text:p>
      <text:p text:style-name="Comando">tmpfs <text:s text:c="14"/>5120 <text:s text:c="8"/>4 <text:s text:c="6"/>5116 <text:s text:c="2"/>1% /run/lock</text:p>
      <text:p text:style-name="Comando">tmpfs <text:s text:c="12"/>753196 <text:s text:c="8"/>0 <text:s text:c="4"/>753196 <text:s text:c="2"/>0% /sys/fs/cgroup</text:p>
      <text:p text:style-name="Comando">tmpfs <text:s text:c="12"/>150640 <text:s text:c="7"/>36 <text:s text:c="4"/>150604 <text:s text:c="2"/>1% /run/user/1000</text:p>
      <text:p text:style-name="Comando">Área de Trabalho <text:s/>Downloads <text:s/>Modelos <text:s/>Público</text:p>
      <text:p text:style-name="Comando">Documentos <text:s text:c="7"/>Imagens <text:s text:c="3"/>Música <text:s text:c="2"/>Vídeos</text:p>
      <text:p text:style-name="P50">aluno@curso:~$ </text:p>
      <text:p text:style-name="P23"/>
      <text:p text:style-name="P23">O operador ampersand (<text:span text:style-name="T41">&amp;</text:span>) executa o comando em segundo plano, liberando o shell para a execução do comando seguinte: <text:span text:style-name="T48">comando1 &amp; comando2</text:span>. O comando em segundo plano é executado em paralelo com os demais comandos.</text:p>
      <text:p text:style-name="P52">Exemplo</text:p>
      <text:p text:style-name="P43"><text:span text:style-name="T62">aluno@curso:~$ </text:span><text:span text:style-name="T70">du -sh / 2&gt;/dev/null ; echo execução do segundo comando somente após a conclusão do primeiro</text:span></text:p>
      <text:p text:style-name="P44">3,8G<text:tab/>/</text:p>
      <text:p text:style-name="P44">execução do segundo comando somente após a conclusão do primeiro</text:p>
      <text:p text:style-name="P43"><text:span text:style-name="T62">aluno@curso:~$ </text:span><text:span text:style-name="T70">du -sh / 2&gt;/dev/null &amp; echo execução do segundo comando somente após a conclusão do primeiro</text:span></text:p>
      <text:p text:style-name="P44">[1] 28460</text:p>
      <text:p text:style-name="P44">execução do segundo comando somente após a conclusão do primeiro</text:p>
      <text:p text:style-name="P43"><text:span text:style-name="T62">aluno@curso:~$ </text:span><text:span text:style-name="T70">3,8G<text:tab/>/</text:span></text:p>
      <text:p text:style-name="P43"/>
      <text:p text:style-name="P44">[1]+ <text:s/>Fim da execução com status 1 <text:s text:c="5"/>du -sh / 2&gt; /dev/null</text:p>
      <text:p text:style-name="P53">aluno@curso:~$ </text:p>
      <text:p text:style-name="P33"/>
      <text:p text:style-name="P34">Os operadores duplo ampersand (<text:span text:style-name="T41">&amp;&amp;</text:span>) e duplo pipe (<text:span text:style-name="T41">||</text:span>) funcionam como operadores <text:soft-page-break/>condicionais AND e OR. <text:span text:style-name="T71">Ao se utilizar o duplo ampersand (&amp;&amp;) </text:span>o comando seguinte <text:span text:style-name="T71">é executado </text:span>somente <text:span text:style-name="T71">se </text:span>o código de saída do comando <text:span text:style-name="T71">anterior </text:span>for <text:span text:style-name="T71">igual à </text:span>0 (zero). <text:span text:style-name="T71">Já com o duplo pipe, o comando seguinte somente é executado quando o código de saída</text:span> <text:span text:style-name="T71">do comando anterior é </text:span>diferente de zero. <text:span text:style-name="T71">De modo prático </text:span>quando um comando gera código de <text:span text:style-name="T71">saída</text:span> 0 (zero) se interpreta que sua execução foi bem sucedida, caso contrário, o código de saída é distinto de zero.</text:p>
      <text:p text:style-name="P50">Exemplo</text:p>
      <text:p text:style-name="P42"><text:span text:style-name="T60">aluno@curso:~$</text:span> ls / &amp;&amp; echo comando anterior bem sucedido</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comando anterior bem sucedido</text:p>
      <text:p text:style-name="Comando"><text:span text:style-name="T60">aluno@curso:~$ </text:span>ls /teste &amp;&amp; echo comando anterior bem sucedido</text:p>
      <text:p text:style-name="Comando">ls: não é possível acessar '/teste': Arquivo ou diretório não encontrado</text:p>
      <text:p text:style-name="Comando"><text:span text:style-name="T60">aluno@curso:~$ </text:span>ls / || echo comando anterior mal sucedido</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text:span text:style-name="T60">aluno@curso:~$ </text:span>ls /teste || echo comando anterior mal sucedido</text:p>
      <text:p text:style-name="Comando">ls: não é possível acessar '/teste': Arquivo ou diretório não encontrado</text:p>
      <text:p text:style-name="Comando">comando anterior mal sucedido</text:p>
      <text:p text:style-name="P56">aluno@curso:~$ </text:p>
      <text:p text:style-name="P35"/>
      <text:p text:style-name="P28">Redirecionadores e Pipeline</text:p>
      <text:p text:style-name="P36">Há um conceito muito importante que é o de saída padrão (<text:span text:style-name="T41">stdout</text:span>), saída de erro padrão (<text:span text:style-name="T41">stderr</text:span>) e entrada padrão (<text:span text:style-name="T41">stdin</text:span>). </text:p>
      <text:list xml:id="list8003074612814613305" text:style-name="L4">
        <text:list-item>
          <text:p text:style-name="P72"><text:span text:style-name="T63">Saída padrão </text:span><text:span text:style-name="T60">(</text:span><text:span text:style-name="T49">stdout</text:span><text:span text:style-name="T60">)</text:span><text:span text:style-name="T63">:</text:span><text:span text:style-name="T72"> Ao</text:span> executa<text:span text:style-name="T73">r</text:span> um comando <text:span text:style-name="T73">que retorne alguma informação </text:span>n<text:span text:style-name="T73">um</text:span> terminal, ele está gerando a informação na saída padrão, no caso <text:s/>a saída padrão é o <text:span text:style-name="T73">próprio </text:span>terminal.</text:p>
        </text:list-item>
        <text:list-item>
          <text:p text:style-name="P72"><text:span text:style-name="T63">Saída padrão de erro </text:span><text:span text:style-name="T60">(</text:span><text:span text:style-name="T49">stderr</text:span><text:span text:style-name="T60">)</text:span><text:span text:style-name="T63">:</text:span><text:span text:style-name="T72"> De modo similar à saída padrão, a saída padrão de erro é o terminal onde o comando é executado,</text:span> <text:span text:style-name="T72">para ela são direcionadas todas as mensagens de erro na execução de um comando, porém é possível tratar esta saída de modo distinto da saída padrão.</text:span></text:p>
        </text:list-item>
        <text:list-item>
          <text:p text:style-name="P72"><text:span text:style-name="T63">Entrada padrão </text:span><text:span text:style-name="T60">(</text:span><text:span text:style-name="T49">stdin</text:span><text:span text:style-name="T60">)</text:span><text:span text:style-name="T63">: </text:span><text:span text:style-name="T34">U</text:span><text:span text:style-name="T72">m comando pode solicitar informações do usuário para poder realizar sua função, por exemplo, numa troca de senha, é necessário que o usuário entre com a nova senha. A entrada padrão dos comandos é o teclado ou o mouse, porém através do uso de redirecionadores e pipeline podemos mudar a entrada padrão. </text:span></text:p>
        </text:list-item>
      </text:list>
      <text:p text:style-name="P36"><text:span text:style-name="T73">M</text:span>uitas vezes desejamos que <text:span text:style-name="T73">uma</text:span> informação <text:span text:style-name="T73">fornecida por um comando </text:span>seja capturada, avaliada, armazenada ou transformada, <text:span text:style-name="T72">é aí que entram em ação os operadores de redirecionamento e pipeline. É possível não só mudar a saída padrão, como a entrada padrão.</text:span></text:p>
      <text:p text:style-name="P36"/>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60">Operador</text:p>
          </table:table-cell>
          <table:table-cell table:style-name="Tabela1.A1" office:value-type="string">
            <text:p text:style-name="P61">Atuação</text:p>
          </table:table-cell>
          <table:table-cell table:style-name="Tabela1.C1" office:value-type="string">
            <text:p text:style-name="P61">Ação</text:p>
          </table:table-cell>
        </table:table-row>
        <table:table-row>
          <table:table-cell table:style-name="Tabela1.A2" office:value-type="string">
            <text:p text:style-name="P63">&gt;</text:p>
          </table:table-cell>
          <table:table-cell table:style-name="Tabela1.A2" office:value-type="string">
            <text:p text:style-name="P64">stdout</text:p>
          </table:table-cell>
          <table:table-cell table:style-name="Tabela1.C2" office:value-type="string">
            <text:p text:style-name="P58">Redireciona a saída padrão para um arquivo. <text:span text:style-name="T74">Sobrescreve o conteúdo de arquivos preexistentes.</text:span></text:p>
          </table:table-cell>
        </table:table-row>
        <table:table-row>
          <table:table-cell table:style-name="Tabela1.A2" office:value-type="string">
            <text:p text:style-name="P63">&gt;&gt;</text:p>
          </table:table-cell>
          <table:table-cell table:style-name="Tabela1.A2" office:value-type="string">
            <text:p text:style-name="P64">stdout</text:p>
          </table:table-cell>
          <table:table-cell table:style-name="Tabela1.C2" office:value-type="string">
            <text:p text:style-name="P58">Redireciona a saída padrão para um arquivo. <text:span text:style-name="T74">Acrescenta o conteúdo no final e arquivos preexistentes.</text:span></text:p>
          </table:table-cell>
        </table:table-row>
        <table:table-row>
          <table:table-cell table:style-name="Tabela1.A2" office:value-type="string">
            <text:p text:style-name="P63">2&gt;</text:p>
          </table:table-cell>
          <table:table-cell table:style-name="Tabela1.A2" office:value-type="string">
            <text:p text:style-name="P64">stderr</text:p>
          </table:table-cell>
          <table:table-cell table:style-name="Tabela1.C2" office:value-type="string">
            <text:p text:style-name="P59">Redireciona a saída padrão de erro para um arquivo. <text:span text:style-name="T74">Sobrescreve o conteúdo de arquivos preexistentes.</text:span></text:p>
          </table:table-cell>
        </table:table-row>
        <table:table-row>
          <table:table-cell table:style-name="Tabela1.A2" office:value-type="string">
            <text:p text:style-name="P63">2&gt;<text:span text:style-name="T75">&gt;</text:span></text:p>
          </table:table-cell>
          <table:table-cell table:style-name="Tabela1.A2" office:value-type="string">
            <text:p text:style-name="P64">stderr</text:p>
          </table:table-cell>
          <table:table-cell table:style-name="Tabela1.C2" office:value-type="string">
            <text:p text:style-name="P59">Redireciona a saída padrão de erro para um arquivo. <text:span text:style-name="T74">Acrescenta o conteúdo no final e arquivos preexistentes.</text:span></text:p>
          </table:table-cell>
        </table:table-row>
        <table:table-row>
          <table:table-cell table:style-name="Tabela1.A2" office:value-type="string">
            <text:p text:style-name="P65">&amp;&gt; ou &gt;&amp;</text:p>
          </table:table-cell>
          <table:table-cell table:style-name="Tabela1.A2" office:value-type="string">
            <text:p text:style-name="P65">stdout e stdin</text:p>
          </table:table-cell>
          <table:table-cell table:style-name="Tabela1.C2" office:value-type="string">
            <text:p text:style-name="P59">Redireciona a<text:span text:style-name="T75">s</text:span> saída<text:span text:style-name="T75">s</text:span> padrão <text:span text:style-name="T75">e padrão</text:span> de erro para <text:span text:style-name="T75">o mesmo</text:span> arquivo.</text:p>
          </table:table-cell>
        </table:table-row>
        <table:table-row>
          <table:table-cell table:style-name="Tabela1.A2" office:value-type="string">
            <text:p text:style-name="P63">&lt;</text:p>
          </table:table-cell>
          <table:table-cell table:style-name="Tabela1.A2" office:value-type="string">
            <text:p text:style-name="P64">stdin</text:p>
          </table:table-cell>
          <table:table-cell table:style-name="Tabela1.C2" office:value-type="string">
            <text:p text:style-name="P58">Redireciona o conteúdo de um arquivo para a entrada padrão.</text:p>
          </table:table-cell>
        </table:table-row>
        <table:table-row>
          <table:table-cell table:style-name="Tabela1.A2" office:value-type="string">
            <text:p text:style-name="P66">&lt;&lt;</text:p>
          </table:table-cell>
          <table:table-cell table:style-name="Tabela1.A2" office:value-type="string">
            <text:p text:style-name="P66">stdin</text:p>
          </table:table-cell>
          <table:table-cell table:style-name="Tabela1.C2" office:value-type="string">
            <text:p text:style-name="P67">Lê a entrada padrão até que seja <text:span text:style-name="T78">informada</text:span> uma <text:span text:style-name="T78">nova </text:span>linha com o delimitador.</text:p>
          </table:table-cell>
        </table:table-row>
        <table:table-row>
          <table:table-cell table:style-name="Tabela1.A2" office:value-type="string">
            <text:p text:style-name="P63">|</text:p>
          </table:table-cell>
          <table:table-cell table:style-name="Tabela1.A2" office:value-type="string">
            <text:p text:style-name="P64">stdout e stdin</text:p>
          </table:table-cell>
          <table:table-cell table:style-name="Tabela1.C2" office:value-type="string">
            <text:p text:style-name="P62">Redireciona a saída padrão de uma comando para a entrada padrão do comando seguinte.</text:p>
          </table:table-cell>
        </table:table-row>
      </table:table>
      <text:p text:style-name="P37"/>
      <text:p text:style-name="P50">Exemplo – <text:span text:style-name="T77">Redirecionadores &gt; , &gt;&gt;</text:span></text:p>
      <text:p text:style-name="Comando"><text:span text:style-name="T60">aluno@curso:~$ </text:span>echo Bom dia, estamos testando redirecionadores</text:p>
      <text:p text:style-name="Comando">Bom dia, estamos testando redirecionadores</text:p>
      <text:p text:style-name="Comando"><text:span text:style-name="T60">aluno@curso:~$ </text:span>echo Bom dia, estamos testando redirecionadores &gt; arq1.txt</text:p>
      <text:p text:style-name="Comando"><text:span text:style-name="T60">aluno@curso:~$ </text:span>cat arq1.txt </text:p>
      <text:p text:style-name="Comando">Bom dia, estamos testando redirecionadores</text:p>
      <text:p text:style-name="Comando"><text:span text:style-name="T60">aluno@curso:~$ </text:span>echo Usando o redirecionador \&gt; vamos sobrescrever o conteudo do arquivo arq1.txt &gt; arq1.txt</text:p>
      <text:p text:style-name="Comando"><text:span text:style-name="T60">aluno@curso:~$ </text:span>cat arq1.txt </text:p>
      <text:p text:style-name="Comando">Usando o redirecionador &gt; vamos sobrescrever o conteudo do arquivo arq1.txt</text:p>
      <text:p text:style-name="Comando"><text:span text:style-name="T60">aluno@curso:~$ </text:span>echo Usando o redirecionador \&gt;\&gt; ao inves de sobrescrever o arquivo, vamos apenas acrescentar um novo conteudo no final do arquivo &gt;&gt; arq1.txtaluno@curso:~$ cat arq1.txt </text:p>
      <text:p text:style-name="Comando">Usando o redirecionador &gt; vamos sobrescrever o conteudo do arquivo arq1.txt</text:p>
      <text:p text:style-name="P56">Usando o redirecionador &gt;&gt; ao inves de sobrescrever o arquivo, vamos apenas acrescentar um novo conteudo no final do arquivo</text:p>
      <text:p text:style-name="P48"/>
      <text:p text:style-name="P57"><text:span text:style-name="T64">E</text:span><text:span text:style-name="T60">xemplo – Redirecionadores 2&gt; , &amp;&gt;</text:span></text:p>
      <text:p text:style-name="P45"><text:span text:style-name="T64">aluno@curso:~$ </text:span><text:span text:style-name="T76">ls -d /a* /b*</text:span></text:p>
      <text:p text:style-name="Comando">ls: não é possível acessar '/a*': Arquivo ou diretório não encontrado</text:p>
      <text:p text:style-name="Comando">/bin <text:s/>/boot</text:p>
      <text:p text:style-name="Comando"><text:span text:style-name="T60">aluno@curso:~$ </text:span>ls -d /a* /b* &gt; arq2.txt</text:p>
      <text:p text:style-name="Comando">ls: não é possível acessar '/a*': Arquivo ou diretório não encontrado</text:p>
      <text:p text:style-name="Comando"><text:span text:style-name="T60">aluno@curso:~$ </text:span>cat arq2.txt </text:p>
      <text:p text:style-name="Comando">/bin</text:p>
      <text:p text:style-name="Comando">/boot</text:p>
      <text:p text:style-name="Comando"><text:span text:style-name="T60">aluno@curso:~$ </text:span>ls -d /a* /b* 2&gt; arq2.txt</text:p>
      <text:p text:style-name="Comando">/bin <text:s/>/boot</text:p>
      <text:p text:style-name="Comando"><text:span text:style-name="T60">aluno@curso:~$ </text:span>cat arq2.txt </text:p>
      <text:p text:style-name="Comando">ls: não é possível acessar '/a*': Arquivo ou diretório não encontrado</text:p>
      <text:p text:style-name="Comando"><text:span text:style-name="T60">aluno@curso:~$ </text:span>ls -d /a* /b* &amp;&gt; arq2.txt</text:p>
      <text:p text:style-name="Comando"><text:span text:style-name="T60">aluno@curso:~$ </text:span>cat arq2.txt </text:p>
      <text:p text:style-name="Comando">ls: não é possível acessar '/a*': Arquivo ou diretório não encontrado</text:p>
      <text:p text:style-name="Comando">/bin</text:p>
      <text:p text:style-name="P56">/boot</text:p>
      <text:p text:style-name="P47"/>
      <text:p text:style-name="P54">Exemplo – Redirecionadores &lt;&lt; , &lt;</text:p>
      <text:p text:style-name="Comando"><text:span text:style-name="T60">aluno@curso:~$</text:span> cat &lt;&lt;EOF &gt; calculo.txt</text:p>
      <text:p text:style-name="Comando">&gt; 2+3</text:p>
      <text:p text:style-name="Comando">&gt; 10/2</text:p>
      <text:p text:style-name="Comando">&gt; 5*3+2-4</text:p>
      <text:p text:style-name="Comando">&gt; EOF</text:p>
      <text:p text:style-name="Comando"><text:soft-page-break/><text:span text:style-name="T60">aluno@curso:~$</text:span> cat calculo.txt </text:p>
      <text:p text:style-name="Comando">2+3</text:p>
      <text:p text:style-name="Comando">10/2</text:p>
      <text:p text:style-name="Comando">5*3+2-4</text:p>
      <text:p text:style-name="Comando"><text:span text:style-name="T60">aluno@curso:~$ </text:span>bc &lt; calculo.txt </text:p>
      <text:p text:style-name="Comando">5</text:p>
      <text:p text:style-name="Comando">5</text:p>
      <text:p text:style-name="Comando">13</text:p>
      <text:p text:style-name="P50">aluno@curso:~$ </text:p>
      <text:p text:style-name="P68"/>
      <text:p text:style-name="P50">Exemplo – Redirecionador |</text:p>
      <text:p text:style-name="P46"><text:span text:style-name="T60">aluno@curso:~$ </text:span>cat &lt;&lt;FIM &gt; arq3.txt</text:p>
      <text:p text:style-name="Comando">este texto esta escrio em letras minusculas</text:p>
      <text:p text:style-name="Comando">ele vai ser processado pelo | e sera exibido em maiusculo</text:p>
      <text:p text:style-name="Comando">FIM</text:p>
      <text:p text:style-name="Comando"/>
      <text:p text:style-name="Comando"><text:span text:style-name="T60">aluno@curso:~$ </text:span>cat arq3.txt | tr [:lower:] [:upper:]</text:p>
      <text:p text:style-name="Comando">ESTE TEXTO ESTA ESCRIO EM LETRAS MINUSCULAS</text:p>
      <text:p text:style-name="Comando">ELE VAI SER PROCESSADO PELO | E SERA EXIBIDO EM MAIUSCULO</text:p>
      <text:p text:style-name="P50">aluno@curso:~$ </text:p>
      <text:p text:style-name="P24"/>
      <text:p text:style-name="P74">Construindo um shell script</text:p>
      <text:p text:style-name="P38">Neste ponto encerramos uma parte de conhecimentos importantes para construção de shell scripts, isto não significa que outros conceitos novas informações não possam ser exploradas, mas agora de fato já temos elementos dos quais podemos adentrar na construção de um programa de shell.</text:p>
      <text:p text:style-name="P39">Bem, um shell script, não passa de um programa, um roteiro organizado em ações sequenciais de onde se pretende chegar a um resultado que pelo uso de programas, comandos internos e externos ao shell, normalmente não são alcançados. Daí o administrador de sistema lança mão de uma programação rápida, e cria um shell script para isto.</text:p>
      <text:p text:style-name="P39">Um shell script é escrito em modo texto e não é compilado e sim interpretado pelo shell para o qual foi escrito. No GNU/Linux e Unixs de modo geral, temos uma grande variedade de shells e ainda podemos criar scripts utilizando linguagens de programação tradicionais como python e perl. </text:p>
      <text:p text:style-name="P39">Neste curso estamos focados em escrever scripts para o shell bash, para isso necessitamos:</text:p>
      <text:p text:style-name="P39"><text:span text:style-name="T60">1) editor de textos:</text:span> qualquer editor pode ser utilizado, pois os scripts são textos não formatados (texto puro). Portanto podemos utilizar o vi, vim, nano, pico, emacs, gedit, pluma, Writer do LibreOffice etc, escolha aquele que você tiver mais afinidade. Para aqueles que não tem um preferido sugiro o nano, ele acompanha a maior parte das distribuições GNU/Linux modernas e é muito fácil de usar.</text:p>
      <text:p text:style-name="P30">2) extensão utilizada: <text:span text:style-name="T31">no mundo Unix, a execução de arquivos não está ligada à sua extensão, podendo ser utilizada qualquer uma ou nenhuma, porém por questões de </text:span><text:soft-page-break/><text:span text:style-name="T31">organização vamos utilizar o padrão </text:span><text:span text:style-name="T40">.sh</text:span><text:span text:style-name="T31"> para diferenciar visualmente os arquivos de shell script de outros arquivos.</text:span></text:p>
      <text:p text:style-name="P31">3) permissões:<text:span text:style-name="T31"> um shell script necessita de duas permissões para ser executado: leitura e execução.</text:span></text:p>
      <text:p text:style-name="P31">4) localização:<text:span text:style-name="T31"> o script pode ser instalado em qualquer lugar da árvore de diretórios, desde que seus usuários tenham acesso a ele.</text:span></text:p>
      <text:p text:style-name="P31"><text:span text:style-name="T31">Abra o editor de textos de sua preferência e digite o seguinte texto e salve-o com o nome </text:span><text:span text:style-name="T40">hello.sh</text:span><text:span text:style-name="T31">.</text:span></text:p>
      <text:p text:style-name="P55">Script – hello.sh</text:p>
      <text:p text:style-name="P87">#!/bin/bash</text:p>
      <text:p text:style-name="P87">#------------------------</text:p>
      <text:p text:style-name="P87"># Script: hello.sh</text:p>
      <text:p text:style-name="P87"># Exibe <text:span text:style-name="T87">uma </text:span>mensage<text:span text:style-name="T87">m</text:span></text:p>
      <text:p text:style-name="P87">#------------------------</text:p>
      <text:p text:style-name="P92">echo <text:span text:style-name="T87">Alô mundo</text:span>! </text:p>
      <text:p text:style-name="P78"/>
      <text:p text:style-name="P76">Observe que na primeira linha informamos ao shell corrente <text:span text:style-name="T79">(que pode ser diferente do bash) </text:span>qual <text:span text:style-name="T79">o </text:span>shell <text:span text:style-name="T79">no qual nosso script </text:span>deve ser <text:span text:style-name="T79">interpretado/</text:span>executado, <text:span text:style-name="T79">damos o nome hashbang ou shebang aos caracteres iniciais da linha </text:span><text:span text:style-name="T82">#!</text:span><text:span text:style-name="T79">.</text:span></text:p>
      <text:p text:style-name="P77">Agora é mudar as permissões do script e executá-lo.</text:p>
      <text:p text:style-name="P50">Exemplo</text:p>
      <text:p text:style-name="P56"><text:span text:style-name="T60">aluno@curso:~$ </text:span>ls -l hello.sh <text:line-break/>-rw-rw-r--. 1 aluno aluno 61 Nov <text:s/>8 09:42 hello.sh<text:line-break/><text:span text:style-name="T60">aluno@curso:~$</text:span> chmod u+x hello.sh <text:line-break/><text:span text:style-name="T60">aluno@curso:~$</text:span> ls -l hello.sh <text:line-break/>-rwxrw-r--. 1 aluno aluno 61 Nov <text:s/>8 09:42 hello.sh<text:line-break/><text:span text:style-name="T60">aluno@curso:~$</text:span> ./hello.sh <text:line-break/><text:span text:style-name="T87">Alô mundo</text:span>!<text:line-break/><text:span text:style-name="T60">aluno@curso:~$ </text:span></text:p>
      <text:p text:style-name="P86"><text:span text:style-name="T60"><text:tab/></text:span></text:p>
      <text:p text:style-name="Text_20_body"><text:span text:style-name="T35">Simples não? Bastante!</text:span></text:p>
      <text:p text:style-name="Text_20_body"><text:span text:style-name="T35">Documentação é o calcanhar de Aquiles de todos os técnicos de informática, mas num script, por mais simples que seja, é muito interessante que façamos comentários no código para facilitar o entendimento de outros (equipe), o nosso próprio entendimento durante a construção do script, e até mesmo a nossa lembrança no futuro, portanto comentar o código é necessário e utilizados o caractere hash (</text:span><text:span text:style-name="T84">#</text:span><text:span text:style-name="T35">) para fazer esta atividade, ele pode ser inserido em qualquer ponto do script e qualquer símbolo, palavra ou frase após sua inserção, é ignorada até o final da linha que se encontra.</text:span></text:p>
      <text:p text:style-name="Text_20_body"/>
      <text:p text:style-name="P24"><text:span text:style-name="T87">P</text:span>assagem de Parâmetros</text:p>
      <text:p text:style-name="P79"><text:span text:style-name="T31">A passagem de parâmetros para o script é algo bastante utilizado. Uma vez que os scripts são bastante utilizados para auxiliar aos administradores de sistemas, construir um </text:span><text:soft-page-break/><text:span text:style-name="T31">script onde a todo momento o administrador deve editá-lo para “personalizar” sua execução é puco produtivo além de se correr riscos de alterar partes indesejáveis do código, sem se perceber.</text:span></text:p>
      <text:p text:style-name="P79"><text:span text:style-name="T31">A passagem de argumentos é tratad</text:span><text:span text:style-name="T37">a</text:span><text:span text:style-name="T31"> dentro do script </text:span><text:span text:style-name="T37">como sendo variáveis especiais <text:s/>que se</text:span><text:span text:style-name="T31"> referencia de modo posicional, onde cada argumento está relacionado a sua posição n</text:span><text:span text:style-name="T37">a</text:span><text:span text:style-name="T31"> </text:span><text:span text:style-name="T37">lista de argumentos no </text:span><text:span text:style-name="T31">momento </text:span><text:span text:style-name="T37">em </text:span><text:span text:style-name="T31">que o script é chamado para execução. O primeiro parâmetro dentro do script é </text:span><text:span text:style-name="T40">$1</text:span><text:span text:style-name="T31">, o segundo $2, o terceiro </text:span><text:span text:style-name="T40">$3</text:span><text:span text:style-name="T31"> e assim sucessivamente, após o nono parâmetro eles devem ser referenciados utilizando chaves, para que o shell interprete corretamente a posição requerida </text:span><text:span text:style-name="T40">${10}</text:span><text:span text:style-name="T31">, </text:span><text:span text:style-name="T40">${11}</text:span><text:span text:style-name="T31"> …. </text:span><text:span text:style-name="T36">Há ainda alguns especiais que são </text:span><text:span text:style-name="T85">$0</text:span><text:span text:style-name="T36"> que armazena o nome do programa que o chamou, </text:span><text:span text:style-name="T85">$#</text:span><text:span text:style-name="T36"> que informa a quantidade parâmetros passados para o script, e </text:span><text:span text:style-name="T85">$*</text:span><text:span text:style-name="T36"> que expande todos os parâmetros de uma vez.</text:span></text:p>
      <text:p text:style-name="P50">Script - lista-parametros.sh </text:p>
      <text:p text:style-name="Comando">#!/bin/bash</text:p>
      <text:p text:style-name="Comando">#------------------</text:p>
      <text:p text:style-name="Comando"># Script: parametros.sh</text:p>
      <text:p text:style-name="Comando"># Exerimenta o uso de parametros num script</text:p>
      <text:p text:style-name="Comando">#------------------</text:p>
      <text:p text:style-name="P88">#!/bin/bash</text:p>
      <text:p text:style-name="Comando">#------------------</text:p>
      <text:p text:style-name="Comando"># Script: parametros.sh</text:p>
      <text:p text:style-name="Comando"># Exerimenta o uso de parametros num script</text:p>
      <text:p text:style-name="Comando">#------------------</text:p>
      <text:p text:style-name="Comando">echo o nome deste script e: $0</text:p>
      <text:p text:style-name="Comando">echo o terceiro parametro informado foi: $3</text:p>
      <text:p text:style-name="Comando">echo o primeiro parametro informado foi: $1</text:p>
      <text:p text:style-name="Comando">echo o segundo <text:s/>parametro informado foi: $2</text:p>
      <text:p text:style-name="Comando">echo os parametros informados foram: $*</text:p>
      <text:p text:style-name="P56">echo a quantidade de parametros informado foi $#</text:p>
      <text:p text:style-name="Text_20_body"/>
      <text:p text:style-name="P80"><text:span text:style-name="T36"/></text:p>
      <text:p text:style-name="P56">Exemplo</text:p>
      <text:p text:style-name="Comando"><text:span text:style-name="T60">aluno@curso:~$ </text:span>chmod u+x lista-parametros.sh </text:p>
      <text:p text:style-name="Comando"><text:span text:style-name="T60">aluno@curso:~$ </text:span>./lista-parametros.sh abacaxi 10 uva morango</text:p>
      <text:p text:style-name="P89">o nome deste script e: ./lista-parametros.sh</text:p>
      <text:p text:style-name="Comando">o terceiro parametro informado foi: uva</text:p>
      <text:p text:style-name="Comando">o primeiro parametro informado foi: abacaxi</text:p>
      <text:p text:style-name="Comando">o segundo parametro informado foi: 10</text:p>
      <text:p text:style-name="Comando">os parametros informados foram: abacaxi 10 uva morango</text:p>
      <text:p text:style-name="Comando">a quantidade de parametros informado foi 4</text:p>
      <text:p text:style-name="P50">aluno@curso:~$ </text:p>
      <text:p text:style-name="Text_20_body"/>
      <text:p text:style-name="P75">Solicitando dado do usuário</text:p>
      <text:p text:style-name="P81">A passagem de parâmetros não é a única forma do usuário comunicar-se com o script, também é possível, a partir do script já em execução, que o usuário entre com informações para serem processadas, faremos isso com o comando intrínseco (built-in) <text:span text:style-name="T41">read</text:span>. </text:p>
      <text:p text:style-name="P56">Script – <text:span text:style-name="T88">lendo-dados.sh </text:span></text:p>
      <text:p text:style-name="Comando">#!/bin/bash</text:p>
      <text:p text:style-name="Comando">#------------------</text:p>
      <text:p text:style-name="Comando"># Script: <text:span text:style-name="T88">lendo-dados</text:span>.sh</text:p>
      <text:p text:style-name="Comando"># <text:span text:style-name="T88">Le dados do usuario e realiza calculos</text:span></text:p>
      <text:p text:style-name="Comando"><text:soft-page-break/>#------------------</text:p>
      <text:p text:style-name="Comando"/>
      <text:p text:style-name="P90"><text:span text:style-name="T89">echo -n Informe seu nome: ; read NOME</text:span></text:p>
      <text:p text:style-name="P90"><text:span text:style-name="T89">read -p "Informe o dia do seu nascimento: " DIA</text:span></text:p>
      <text:p text:style-name="P90"><text:span text:style-name="T89">read -p "Informe o mes do seu nascimento: " MES</text:span></text:p>
      <text:p text:style-name="P90"><text:span text:style-name="T89">read -p "Informe o ano do seu nascimento: " ANO</text:span></text:p>
      <text:p text:style-name="P90"/>
      <text:p text:style-name="P90"><text:span text:style-name="T89">#calcula a quantidades de segundos que um ano possui</text:span></text:p>
      <text:p text:style-name="P90"><text:span text:style-name="T89">SEGUNDOSANO=$((365*24*60*60))</text:span></text:p>
      <text:p text:style-name="P90"/>
      <text:p text:style-name="P90"><text:span text:style-name="T89">#calcula o TIMESTAMP da data de nascimento informada</text:span></text:p>
      <text:p text:style-name="P90"><text:span text:style-name="T89">SEGUNDOSNASC=$(date -u --date="$ANO/$MES/$DIA" +%s)</text:span></text:p>
      <text:p text:style-name="P90"/>
      <text:p text:style-name="P90"><text:span text:style-name="T89">#calcula o TIMESTAMP da data atual</text:span></text:p>
      <text:p text:style-name="P90"><text:span text:style-name="T89">SEGUNDOSATUAL=$(date -u +%s)</text:span></text:p>
      <text:p text:style-name="P90"/>
      <text:p text:style-name="P90"><text:span text:style-name="T89">#calcula a idade do usuario</text:span></text:p>
      <text:p text:style-name="P90"><text:span text:style-name="T89">IDADE=$((($SEGUNDOSATUAL-$SEGUNDOSNASC)/$SEGUNDOSANO))</text:span></text:p>
      <text:p text:style-name="P90"/>
      <text:p text:style-name="P93"><text:span text:style-name="T89">echo $NOME, voce tem $IDADE anos e nasceu numa $(date -u --date "$ANO/$MES/$DIA" +%A).</text:span></text:p>
      <text:p text:style-name="P83"/>
      <text:p text:style-name="P82">Observemos que o <text:span text:style-name="T90">comando</text:span> <text:span text:style-name="T41">read</text:span> foi utilizado de dois modos diferentes. Na linha, <text:span text:style-name="T41">read NOME</text:span><text:span text:style-name="T92">,</text:span><text:span text:style-name="T91"> ape</text:span>nas solicitamos a obtenção de dados do usuário e atribuímos esta informação a uma variável NOME, o prompt da pergunta ficou por conta do comando echo, já nas linha<text:span text:style-name="T89">s</text:span> seguintes utilizamos <text:span text:style-name="T89">a sintaxe</text:span> <text:span text:style-name="T41">read -p “mensagem” VARIAVEL</text:span>, que une as ações realizadas em duas chamadas num único comando.</text:p>
      <text:p text:style-name="P50">Exemplo</text:p>
      <text:p text:style-name="Comando"><text:span text:style-name="T60">aluno@curso:~$ </text:span>chmod u+x lendo-dados.sh </text:p>
      <text:p text:style-name="Comando"><text:span text:style-name="T60">aluno@curso:~$ </text:span>./lendo-dados.sh </text:p>
      <text:p text:style-name="Comando">Informe seu nome:Arnaldo</text:p>
      <text:p text:style-name="Comando">Informe o dia do seu nascimento: 29</text:p>
      <text:p text:style-name="Comando">Informe o mes do seu nascimento: 7</text:p>
      <text:p text:style-name="Comando">Informe o ano do seu nascimento: 1974</text:p>
      <text:p text:style-name="Comando">Arnaldo, voce tem 42 anos e nasceu numa segunda.</text:p>
      <text:p text:style-name="P50">aluno@curso:~$ </text:p>
      <text:p text:style-name="Text_20_body"/>
      <text:p text:style-name="P84">Em nos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mando" style:family="paragraph" style:parent-style-name="Standard" style:next-style-name="Text_20_body" style:master-page-name="">
      <style:graphic-properties draw:fill="solid" draw:fill-color="#dddddd" draw:fill-image-width="0cm" draw:fill-image-height="0cm"/>
      <style:paragraph-properties fo:margin-left="0cm" fo:margin-right="0cm" fo:line-height="100%" fo:hyphenation-ladder-count="no-limit" fo:text-indent="0cm" style:auto-text-indent="false" style:page-number="auto" fo:background-color="#dddddd" style:shadow="none">
        <style:tab-stops/>
      </style:paragraph-properties>
      <style:text-properties style:font-name="Courier 10 Pitch" fo:font-family="'Courier 10 Pitch'" style:font-style-name="Regular" style:font-pitch="fixed" fo:font-size="8pt" fo:background-color="transparent" style:font-size-asian="10.5pt" fo:hyphenate="false" fo:hyphenation-remain-char-count="2" fo:hyphenation-push-char-count="2"/>
    </style:style>
    <style:style style:name="Illustration" style:family="paragraph" style:parent-style-name="Caption" style:next-style-name="Text_20_body" style:list-style-name="Numbering_20_1" style:class="extra" style:master-page-name="">
      <style: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Figura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a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a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a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a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a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a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a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a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a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0.0.5$Linux_X86_64 LibreOffice_project/437e4abdf9e72fd0a6e6f8697a0e659bc77f9b10</meta:generator>
    <dc:date>2016-11-08T12:41:58.397718713</dc:date>
    <meta:editing-duration>PT17H20M42S</meta:editing-duration>
    <meta:editing-cycles>43</meta:editing-cycles>
    <meta:document-statistic meta:table-count="1" meta:image-count="0" meta:object-count="0" meta:page-count="11" meta:paragraph-count="321" meta:word-count="3766" meta:character-count="24412" meta:non-whitespace-character-count="20571"/>
  </office:meta>
</office:document-meta>
</file>